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67cm" fo:break-before="auto" style:use-optimal-row-height="false"/>
    </style:style>
    <style:style style:name="ro2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1025" table:default-cell-style-name="Default"/>
        <table:table-row table:style-name="ro1">
          <table:table-cell table:number-columns-repeated="2"/>
          <table:table-cell office:value-type="string" calcext:value-type="string">
            <text:p>wait stat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float" office:value="210" calcext:value-type="float">
            <text:p>210</text:p>
          </table:table-cell>
          <table:table-cell table:formula="of:=[.C$2]+1" office:value-type="float" office:value="211" calcext:value-type="float">
            <text:p>211</text:p>
          </table:table-cell>
          <table:table-cell table:formula="of:=[.D$2]+1" office:value-type="float" office:value="212" calcext:value-type="float">
            <text:p>212</text:p>
          </table:table-cell>
          <table:table-cell table:formula="of:=[.E$2]+1" office:value-type="float" office:value="213" calcext:value-type="float">
            <text:p>213</text:p>
          </table:table-cell>
          <table:table-cell table:formula="of:=[.F$2]+1" office:value-type="float" office:value="214" calcext:value-type="float">
            <text:p>214</text:p>
          </table:table-cell>
          <table:table-cell table:formula="of:=[.G$2]+1" office:value-type="float" office:value="215" calcext:value-type="float">
            <text:p>215</text:p>
          </table:table-cell>
          <table:table-cell table:formula="of:=[.H$2]+1" office:value-type="float" office:value="216" calcext:value-type="float">
            <text:p>216</text:p>
          </table:table-cell>
          <table:table-cell table:formula="of:=[.I$2]+1" office:value-type="float" office:value="217" calcext:value-type="float">
            <text:p>217</text:p>
          </table:table-cell>
          <table:table-cell table:formula="of:=[.J$2]+1" office:value-type="float" office:value="218" calcext:value-type="float">
            <text:p>218</text:p>
          </table:table-cell>
          <table:table-cell table:formula="of:=[.K$2]+1" office:value-type="float" office:value="219" calcext:value-type="float">
            <text:p>219</text:p>
          </table:table-cell>
          <table:table-cell table:formula="of:=[.L$2]+1" office:value-type="float" office:value="220" calcext:value-type="float">
            <text:p>220</text:p>
          </table:table-cell>
          <table:table-cell table:formula="of:=[.M$2]+1" office:value-type="float" office:value="221" calcext:value-type="float">
            <text:p>221</text:p>
          </table:table-cell>
          <table:table-cell table:formula="of:=[.N$2]+1" office:value-type="float" office:value="222" calcext:value-type="float">
            <text:p>222</text:p>
          </table:table-cell>
          <table:table-cell table:formula="of:=[.O$2]+1" office:value-type="float" office:value="223" calcext:value-type="float">
            <text:p>223</text:p>
          </table:table-cell>
          <table:table-cell table:formula="of:=[.P$2]+1" office:value-type="float" office:value="224" calcext:value-type="float">
            <text:p>224</text:p>
          </table:table-cell>
          <table:table-cell table:formula="of:=[.Q$2]+1" office:value-type="float" office:value="225" calcext:value-type="float">
            <text:p>22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imer match</text:p>
          </table:table-cell>
          <table:table-cell office:value-type="float" office:value="1" calcext:value-type="float">
            <text:p>1</text:p>
          </table:table-cell>
          <table:table-cell table:formula="of:=[.$B$37]/(([.$B$38]+[.C$2])*([.$B3]+1))" office:value-type="float" office:value="260869.565217391" calcext:value-type="float">
            <text:p>260869,565217391</text:p>
          </table:table-cell>
          <table:table-cell table:formula="of:=[.$B$37]/(([.$B$38]+[.D$2])*([.$B3]+1))" office:value-type="float" office:value="259740.25974026" calcext:value-type="float">
            <text:p>259740,25974026</text:p>
          </table:table-cell>
          <table:table-cell table:formula="of:=[.$B$37]/(([.$B$38]+[.E$2])*([.$B3]+1))" office:value-type="float" office:value="258620.689655172" calcext:value-type="float">
            <text:p>258620,689655172</text:p>
          </table:table-cell>
          <table:table-cell table:formula="of:=[.$B$37]/(([.$B$38]+[.F$2])*([.$B3]+1))" office:value-type="float" office:value="257510.729613734" calcext:value-type="float">
            <text:p>257510,729613734</text:p>
          </table:table-cell>
          <table:table-cell table:formula="of:=[.$B$37]/(([.$B$38]+[.G$2])*([.$B3]+1))" office:value-type="float" office:value="256410.256410256" calcext:value-type="float">
            <text:p>256410,256410256</text:p>
          </table:table-cell>
          <table:table-cell table:formula="of:=[.$B$37]/(([.$B$38]+[.H$2])*([.$B3]+1))" office:value-type="float" office:value="255319.14893617" calcext:value-type="float">
            <text:p>255319,14893617</text:p>
          </table:table-cell>
          <table:table-cell table:formula="of:=[.$B$37]/(([.$B$38]+[.I$2])*([.$B3]+1))" office:value-type="float" office:value="254237.288135593" calcext:value-type="float">
            <text:p>254237,288135593</text:p>
          </table:table-cell>
          <table:table-cell table:formula="of:=[.$B$37]/(([.$B$38]+[.J$2])*([.$B3]+1))" office:value-type="float" office:value="253164.556962025" calcext:value-type="float">
            <text:p>253164,556962025</text:p>
          </table:table-cell>
          <table:table-cell table:formula="of:=[.$B$37]/(([.$B$38]+[.K$2])*([.$B3]+1))" office:value-type="float" office:value="252100.840336134" calcext:value-type="float">
            <text:p>252100,840336134</text:p>
          </table:table-cell>
          <table:table-cell table:formula="of:=[.$B$37]/(([.$B$38]+[.L$2])*([.$B3]+1))" office:value-type="float" office:value="251046.025104603" calcext:value-type="float">
            <text:p>251046,025104603</text:p>
          </table:table-cell>
          <table:table-cell table:formula="of:=[.$B$37]/(([.$B$38]+[.M$2])*([.$B3]+1))" office:value-type="float" office:value="250000" calcext:value-type="float">
            <text:p>250000</text:p>
          </table:table-cell>
          <table:table-cell table:formula="of:=[.$B$37]/(([.$B$38]+[.N$2])*([.$B3]+1))" office:value-type="float" office:value="248962.65560166" calcext:value-type="float">
            <text:p>248962,65560166</text:p>
          </table:table-cell>
          <table:table-cell table:formula="of:=[.$B$37]/(([.$B$38]+[.O$2])*([.$B3]+1))" office:value-type="float" office:value="247933.884297521" calcext:value-type="float">
            <text:p>247933,884297521</text:p>
          </table:table-cell>
          <table:table-cell table:formula="of:=[.$B$37]/(([.$B$38]+[.P$2])*([.$B3]+1))" office:value-type="float" office:value="246913.580246914" calcext:value-type="float">
            <text:p>246913,580246914</text:p>
          </table:table-cell>
          <table:table-cell table:formula="of:=[.$B$37]/(([.$B$38]+[.Q$2])*([.$B3]+1))" office:value-type="float" office:value="245901.639344262" calcext:value-type="float">
            <text:p>245901,639344262</text:p>
          </table:table-cell>
          <table:table-cell table:formula="of:=[.$B$37]/(([.$B$38]+[.R$2])*([.$B3]+1))" office:value-type="float" office:value="244897.959183673" calcext:value-type="float">
            <text:p>244897,959183673</text:p>
          </table:table-cell>
          <table:table-cell table:number-columns-repeated="1007"/>
        </table:table-row>
        <table:table-row table:style-name="ro2">
          <table:table-cell/>
          <table:table-cell table:formula="of:=[.$B3]+1" office:value-type="float" office:value="2" calcext:value-type="float">
            <text:p>2</text:p>
          </table:table-cell>
          <table:table-cell table:formula="of:=[.$B$37]/(([.$B$38]+[.C$2])*([.$B4]+1))" office:value-type="float" office:value="173913.043478261" calcext:value-type="float">
            <text:p>173913,043478261</text:p>
          </table:table-cell>
          <table:table-cell table:formula="of:=[.$B$37]/(([.$B$38]+[.D$2])*([.$B4]+1))" office:value-type="float" office:value="173160.173160173" calcext:value-type="float">
            <text:p>173160,173160173</text:p>
          </table:table-cell>
          <table:table-cell table:formula="of:=[.$B$37]/(([.$B$38]+[.E$2])*([.$B4]+1))" office:value-type="float" office:value="172413.793103448" calcext:value-type="float">
            <text:p>172413,793103448</text:p>
          </table:table-cell>
          <table:table-cell table:formula="of:=[.$B$37]/(([.$B$38]+[.F$2])*([.$B4]+1))" office:value-type="float" office:value="171673.819742489" calcext:value-type="float">
            <text:p>171673,819742489</text:p>
          </table:table-cell>
          <table:table-cell table:formula="of:=[.$B$37]/(([.$B$38]+[.G$2])*([.$B4]+1))" office:value-type="float" office:value="170940.170940171" calcext:value-type="float">
            <text:p>170940,170940171</text:p>
          </table:table-cell>
          <table:table-cell table:formula="of:=[.$B$37]/(([.$B$38]+[.H$2])*([.$B4]+1))" office:value-type="float" office:value="170212.765957447" calcext:value-type="float">
            <text:p>170212,765957447</text:p>
          </table:table-cell>
          <table:table-cell table:formula="of:=[.$B$37]/(([.$B$38]+[.I$2])*([.$B4]+1))" office:value-type="float" office:value="169491.525423729" calcext:value-type="float">
            <text:p>169491,525423729</text:p>
          </table:table-cell>
          <table:table-cell table:formula="of:=[.$B$37]/(([.$B$38]+[.J$2])*([.$B4]+1))" office:value-type="float" office:value="168776.371308017" calcext:value-type="float">
            <text:p>168776,371308017</text:p>
          </table:table-cell>
          <table:table-cell table:formula="of:=[.$B$37]/(([.$B$38]+[.K$2])*([.$B4]+1))" office:value-type="float" office:value="168067.226890756" calcext:value-type="float">
            <text:p>168067,226890756</text:p>
          </table:table-cell>
          <table:table-cell table:formula="of:=[.$B$37]/(([.$B$38]+[.L$2])*([.$B4]+1))" office:value-type="float" office:value="167364.016736402" calcext:value-type="float">
            <text:p>167364,016736402</text:p>
          </table:table-cell>
          <table:table-cell table:formula="of:=[.$B$37]/(([.$B$38]+[.M$2])*([.$B4]+1))" office:value-type="float" office:value="166666.666666667" calcext:value-type="float">
            <text:p>166666,666666667</text:p>
          </table:table-cell>
          <table:table-cell table:formula="of:=[.$B$37]/(([.$B$38]+[.N$2])*([.$B4]+1))" office:value-type="float" office:value="165975.10373444" calcext:value-type="float">
            <text:p>165975,10373444</text:p>
          </table:table-cell>
          <table:table-cell table:formula="of:=[.$B$37]/(([.$B$38]+[.O$2])*([.$B4]+1))" office:value-type="float" office:value="165289.256198347" calcext:value-type="float">
            <text:p>165289,256198347</text:p>
          </table:table-cell>
          <table:table-cell table:formula="of:=[.$B$37]/(([.$B$38]+[.P$2])*([.$B4]+1))" office:value-type="float" office:value="164609.053497942" calcext:value-type="float">
            <text:p>164609,053497942</text:p>
          </table:table-cell>
          <table:table-cell table:formula="of:=[.$B$37]/(([.$B$38]+[.Q$2])*([.$B4]+1))" office:value-type="float" office:value="163934.426229508" calcext:value-type="float">
            <text:p>163934,426229508</text:p>
          </table:table-cell>
          <table:table-cell table:formula="of:=[.$B$37]/(([.$B$38]+[.R$2])*([.$B4]+1))" office:value-type="float" office:value="163265.306122449" calcext:value-type="float">
            <text:p>163265,306122449</text:p>
          </table:table-cell>
          <table:table-cell table:number-columns-repeated="1007"/>
        </table:table-row>
        <table:table-row table:style-name="ro2">
          <table:table-cell/>
          <table:table-cell table:formula="of:=[.$B4]+1" office:value-type="float" office:value="3" calcext:value-type="float">
            <text:p>3</text:p>
          </table:table-cell>
          <table:table-cell table:formula="of:=[.$B$37]/(([.$B$38]+[.C$2])*([.$B5]+1))" office:value-type="float" office:value="130434.782608696" calcext:value-type="float">
            <text:p>130434,782608696</text:p>
          </table:table-cell>
          <table:table-cell table:formula="of:=[.$B$37]/(([.$B$38]+[.D$2])*([.$B5]+1))" office:value-type="float" office:value="129870.12987013" calcext:value-type="float">
            <text:p>129870,12987013</text:p>
          </table:table-cell>
          <table:table-cell table:formula="of:=[.$B$37]/(([.$B$38]+[.E$2])*([.$B5]+1))" office:value-type="float" office:value="129310.344827586" calcext:value-type="float">
            <text:p>129310,344827586</text:p>
          </table:table-cell>
          <table:table-cell table:formula="of:=[.$B$37]/(([.$B$38]+[.F$2])*([.$B5]+1))" office:value-type="float" office:value="128755.364806867" calcext:value-type="float">
            <text:p>128755,364806867</text:p>
          </table:table-cell>
          <table:table-cell table:formula="of:=[.$B$37]/(([.$B$38]+[.G$2])*([.$B5]+1))" office:value-type="float" office:value="128205.128205128" calcext:value-type="float">
            <text:p>128205,128205128</text:p>
          </table:table-cell>
          <table:table-cell table:formula="of:=[.$B$37]/(([.$B$38]+[.H$2])*([.$B5]+1))" office:value-type="float" office:value="127659.574468085" calcext:value-type="float">
            <text:p>127659,574468085</text:p>
          </table:table-cell>
          <table:table-cell table:formula="of:=[.$B$37]/(([.$B$38]+[.I$2])*([.$B5]+1))" office:value-type="float" office:value="127118.644067797" calcext:value-type="float">
            <text:p>127118,644067797</text:p>
          </table:table-cell>
          <table:table-cell table:formula="of:=[.$B$37]/(([.$B$38]+[.J$2])*([.$B5]+1))" office:value-type="float" office:value="126582.278481013" calcext:value-type="float">
            <text:p>126582,278481013</text:p>
          </table:table-cell>
          <table:table-cell table:formula="of:=[.$B$37]/(([.$B$38]+[.K$2])*([.$B5]+1))" office:value-type="float" office:value="126050.420168067" calcext:value-type="float">
            <text:p>126050,420168067</text:p>
          </table:table-cell>
          <table:table-cell table:formula="of:=[.$B$37]/(([.$B$38]+[.L$2])*([.$B5]+1))" office:value-type="float" office:value="125523.012552301" calcext:value-type="float">
            <text:p>125523,012552301</text:p>
          </table:table-cell>
          <table:table-cell table:formula="of:=[.$B$37]/(([.$B$38]+[.M$2])*([.$B5]+1))" office:value-type="float" office:value="125000" calcext:value-type="float">
            <text:p>125000</text:p>
          </table:table-cell>
          <table:table-cell table:formula="of:=[.$B$37]/(([.$B$38]+[.N$2])*([.$B5]+1))" office:value-type="float" office:value="124481.32780083" calcext:value-type="float">
            <text:p>124481,32780083</text:p>
          </table:table-cell>
          <table:table-cell table:formula="of:=[.$B$37]/(([.$B$38]+[.O$2])*([.$B5]+1))" office:value-type="float" office:value="123966.94214876" calcext:value-type="float">
            <text:p>123966,94214876</text:p>
          </table:table-cell>
          <table:table-cell table:formula="of:=[.$B$37]/(([.$B$38]+[.P$2])*([.$B5]+1))" office:value-type="float" office:value="123456.790123457" calcext:value-type="float">
            <text:p>123456,790123457</text:p>
          </table:table-cell>
          <table:table-cell table:formula="of:=[.$B$37]/(([.$B$38]+[.Q$2])*([.$B5]+1))" office:value-type="float" office:value="122950.819672131" calcext:value-type="float">
            <text:p>122950,819672131</text:p>
          </table:table-cell>
          <table:table-cell table:formula="of:=[.$B$37]/(([.$B$38]+[.R$2])*([.$B5]+1))" office:value-type="float" office:value="122448.979591837" calcext:value-type="float">
            <text:p>122448,979591837</text:p>
          </table:table-cell>
          <table:table-cell table:number-columns-repeated="1007"/>
        </table:table-row>
        <table:table-row table:style-name="ro2">
          <table:table-cell/>
          <table:table-cell table:formula="of:=[.$B5]+1" office:value-type="float" office:value="4" calcext:value-type="float">
            <text:p>4</text:p>
          </table:table-cell>
          <table:table-cell table:formula="of:=[.$B$37]/(([.$B$38]+[.C$2])*([.$B6]+1))" office:value-type="float" office:value="104347.826086957" calcext:value-type="float">
            <text:p>104347,826086957</text:p>
          </table:table-cell>
          <table:table-cell table:formula="of:=[.$B$37]/(([.$B$38]+[.D$2])*([.$B6]+1))" office:value-type="float" office:value="103896.103896104" calcext:value-type="float">
            <text:p>103896,103896104</text:p>
          </table:table-cell>
          <table:table-cell table:formula="of:=[.$B$37]/(([.$B$38]+[.E$2])*([.$B6]+1))" office:value-type="float" office:value="103448.275862069" calcext:value-type="float">
            <text:p>103448,275862069</text:p>
          </table:table-cell>
          <table:table-cell table:formula="of:=[.$B$37]/(([.$B$38]+[.F$2])*([.$B6]+1))" office:value-type="float" office:value="103004.291845494" calcext:value-type="float">
            <text:p>103004,291845494</text:p>
          </table:table-cell>
          <table:table-cell table:formula="of:=[.$B$37]/(([.$B$38]+[.G$2])*([.$B6]+1))" office:value-type="float" office:value="102564.102564103" calcext:value-type="float">
            <text:p>102564,102564103</text:p>
          </table:table-cell>
          <table:table-cell table:formula="of:=[.$B$37]/(([.$B$38]+[.H$2])*([.$B6]+1))" office:value-type="float" office:value="102127.659574468" calcext:value-type="float">
            <text:p>102127,659574468</text:p>
          </table:table-cell>
          <table:table-cell table:formula="of:=[.$B$37]/(([.$B$38]+[.I$2])*([.$B6]+1))" office:value-type="float" office:value="101694.915254237" calcext:value-type="float">
            <text:p>101694,915254237</text:p>
          </table:table-cell>
          <table:table-cell table:formula="of:=[.$B$37]/(([.$B$38]+[.J$2])*([.$B6]+1))" office:value-type="float" office:value="101265.82278481" calcext:value-type="float">
            <text:p>101265,82278481</text:p>
          </table:table-cell>
          <table:table-cell table:formula="of:=[.$B$37]/(([.$B$38]+[.K$2])*([.$B6]+1))" office:value-type="float" office:value="100840.336134454" calcext:value-type="float">
            <text:p>100840,336134454</text:p>
          </table:table-cell>
          <table:table-cell table:formula="of:=[.$B$37]/(([.$B$38]+[.L$2])*([.$B6]+1))" office:value-type="float" office:value="100418.410041841" calcext:value-type="float">
            <text:p>100418,410041841</text:p>
          </table:table-cell>
          <table:table-cell table:formula="of:=[.$B$37]/(([.$B$38]+[.M$2])*([.$B6]+1))" office:value-type="float" office:value="100000" calcext:value-type="float">
            <text:p>100000</text:p>
          </table:table-cell>
          <table:table-cell table:formula="of:=[.$B$37]/(([.$B$38]+[.N$2])*([.$B6]+1))" office:value-type="float" office:value="99585.0622406639" calcext:value-type="float">
            <text:p>99585,0622406639</text:p>
          </table:table-cell>
          <table:table-cell table:formula="of:=[.$B$37]/(([.$B$38]+[.O$2])*([.$B6]+1))" office:value-type="float" office:value="99173.5537190083" calcext:value-type="float">
            <text:p>99173,5537190083</text:p>
          </table:table-cell>
          <table:table-cell table:formula="of:=[.$B$37]/(([.$B$38]+[.P$2])*([.$B6]+1))" office:value-type="float" office:value="98765.4320987654" calcext:value-type="float">
            <text:p>98765,4320987654</text:p>
          </table:table-cell>
          <table:table-cell table:formula="of:=[.$B$37]/(([.$B$38]+[.Q$2])*([.$B6]+1))" office:value-type="float" office:value="98360.6557377049" calcext:value-type="float">
            <text:p>98360,6557377049</text:p>
          </table:table-cell>
          <table:table-cell table:formula="of:=[.$B$37]/(([.$B$38]+[.R$2])*([.$B6]+1))" office:value-type="float" office:value="97959.1836734694" calcext:value-type="float">
            <text:p>97959,1836734694</text:p>
          </table:table-cell>
          <table:table-cell table:number-columns-repeated="1007"/>
        </table:table-row>
        <table:table-row table:style-name="ro2">
          <table:table-cell/>
          <table:table-cell table:formula="of:=[.$B6]+1" office:value-type="float" office:value="5" calcext:value-type="float">
            <text:p>5</text:p>
          </table:table-cell>
          <table:table-cell table:formula="of:=[.$B$37]/(([.$B$38]+[.C$2])*([.$B7]+1))" office:value-type="float" office:value="86956.5217391304" calcext:value-type="float">
            <text:p>86956,5217391304</text:p>
          </table:table-cell>
          <table:table-cell table:formula="of:=[.$B$37]/(([.$B$38]+[.D$2])*([.$B7]+1))" office:value-type="float" office:value="86580.0865800866" calcext:value-type="float">
            <text:p>86580,0865800866</text:p>
          </table:table-cell>
          <table:table-cell table:formula="of:=[.$B$37]/(([.$B$38]+[.E$2])*([.$B7]+1))" office:value-type="float" office:value="86206.8965517241" calcext:value-type="float">
            <text:p>86206,8965517241</text:p>
          </table:table-cell>
          <table:table-cell table:formula="of:=[.$B$37]/(([.$B$38]+[.F$2])*([.$B7]+1))" office:value-type="float" office:value="85836.9098712446" calcext:value-type="float">
            <text:p>85836,9098712446</text:p>
          </table:table-cell>
          <table:table-cell table:formula="of:=[.$B$37]/(([.$B$38]+[.G$2])*([.$B7]+1))" office:value-type="float" office:value="85470.0854700855" calcext:value-type="float">
            <text:p>85470,0854700855</text:p>
          </table:table-cell>
          <table:table-cell table:formula="of:=[.$B$37]/(([.$B$38]+[.H$2])*([.$B7]+1))" office:value-type="float" office:value="85106.3829787234" calcext:value-type="float">
            <text:p>85106,3829787234</text:p>
          </table:table-cell>
          <table:table-cell table:formula="of:=[.$B$37]/(([.$B$38]+[.I$2])*([.$B7]+1))" office:value-type="float" office:value="84745.7627118644" calcext:value-type="float">
            <text:p>84745,7627118644</text:p>
          </table:table-cell>
          <table:table-cell table:formula="of:=[.$B$37]/(([.$B$38]+[.J$2])*([.$B7]+1))" office:value-type="float" office:value="84388.1856540084" calcext:value-type="float">
            <text:p>84388,1856540084</text:p>
          </table:table-cell>
          <table:table-cell table:formula="of:=[.$B$37]/(([.$B$38]+[.K$2])*([.$B7]+1))" office:value-type="float" office:value="84033.6134453782" calcext:value-type="float">
            <text:p>84033,6134453782</text:p>
          </table:table-cell>
          <table:table-cell table:formula="of:=[.$B$37]/(([.$B$38]+[.L$2])*([.$B7]+1))" office:value-type="float" office:value="83682.0083682008" calcext:value-type="float">
            <text:p>83682,0083682008</text:p>
          </table:table-cell>
          <table:table-cell table:formula="of:=[.$B$37]/(([.$B$38]+[.M$2])*([.$B7]+1))" office:value-type="float" office:value="83333.3333333333" calcext:value-type="float">
            <text:p>83333,3333333333</text:p>
          </table:table-cell>
          <table:table-cell table:formula="of:=[.$B$37]/(([.$B$38]+[.N$2])*([.$B7]+1))" office:value-type="float" office:value="82987.5518672199" calcext:value-type="float">
            <text:p>82987,5518672199</text:p>
          </table:table-cell>
          <table:table-cell table:formula="of:=[.$B$37]/(([.$B$38]+[.O$2])*([.$B7]+1))" office:value-type="float" office:value="82644.6280991736" calcext:value-type="float">
            <text:p>82644,6280991736</text:p>
          </table:table-cell>
          <table:table-cell table:formula="of:=[.$B$37]/(([.$B$38]+[.P$2])*([.$B7]+1))" office:value-type="float" office:value="82304.5267489712" calcext:value-type="float">
            <text:p>82304,5267489712</text:p>
          </table:table-cell>
          <table:table-cell table:formula="of:=[.$B$37]/(([.$B$38]+[.Q$2])*([.$B7]+1))" office:value-type="float" office:value="81967.2131147541" calcext:value-type="float">
            <text:p>81967,2131147541</text:p>
          </table:table-cell>
          <table:table-cell table:formula="of:=[.$B$37]/(([.$B$38]+[.R$2])*([.$B7]+1))" office:value-type="float" office:value="81632.6530612245" calcext:value-type="float">
            <text:p>81632,6530612245</text:p>
          </table:table-cell>
          <table:table-cell table:number-columns-repeated="1007"/>
        </table:table-row>
        <table:table-row table:style-name="ro2">
          <table:table-cell/>
          <table:table-cell table:formula="of:=[.$B7]+1" office:value-type="float" office:value="6" calcext:value-type="float">
            <text:p>6</text:p>
          </table:table-cell>
          <table:table-cell table:formula="of:=[.$B$37]/(([.$B$38]+[.C$2])*([.$B8]+1))" office:value-type="float" office:value="74534.1614906832" calcext:value-type="float">
            <text:p>74534,1614906832</text:p>
          </table:table-cell>
          <table:table-cell table:formula="of:=[.$B$37]/(([.$B$38]+[.D$2])*([.$B8]+1))" office:value-type="float" office:value="74211.5027829314" calcext:value-type="float">
            <text:p>74211,5027829314</text:p>
          </table:table-cell>
          <table:table-cell table:formula="of:=[.$B$37]/(([.$B$38]+[.E$2])*([.$B8]+1))" office:value-type="float" office:value="73891.6256157636" calcext:value-type="float">
            <text:p>73891,6256157636</text:p>
          </table:table-cell>
          <table:table-cell table:formula="of:=[.$B$37]/(([.$B$38]+[.F$2])*([.$B8]+1))" office:value-type="float" office:value="73574.4941753526" calcext:value-type="float">
            <text:p>73574,4941753526</text:p>
          </table:table-cell>
          <table:table-cell table:formula="of:=[.$B$37]/(([.$B$38]+[.G$2])*([.$B8]+1))" office:value-type="float" office:value="73260.0732600733" calcext:value-type="float">
            <text:p>73260,0732600733</text:p>
          </table:table-cell>
          <table:table-cell table:formula="of:=[.$B$37]/(([.$B$38]+[.H$2])*([.$B8]+1))" office:value-type="float" office:value="72948.3282674772" calcext:value-type="float">
            <text:p>72948,3282674772</text:p>
          </table:table-cell>
          <table:table-cell table:formula="of:=[.$B$37]/(([.$B$38]+[.I$2])*([.$B8]+1))" office:value-type="float" office:value="72639.2251815981" calcext:value-type="float">
            <text:p>72639,2251815981</text:p>
          </table:table-cell>
          <table:table-cell table:formula="of:=[.$B$37]/(([.$B$38]+[.J$2])*([.$B8]+1))" office:value-type="float" office:value="72332.7305605787" calcext:value-type="float">
            <text:p>72332,7305605787</text:p>
          </table:table-cell>
          <table:table-cell table:formula="of:=[.$B$37]/(([.$B$38]+[.K$2])*([.$B8]+1))" office:value-type="float" office:value="72028.8115246099" calcext:value-type="float">
            <text:p>72028,8115246099</text:p>
          </table:table-cell>
          <table:table-cell table:formula="of:=[.$B$37]/(([.$B$38]+[.L$2])*([.$B8]+1))" office:value-type="float" office:value="71727.4357441722" calcext:value-type="float">
            <text:p>71727,4357441722</text:p>
          </table:table-cell>
          <table:table-cell table:formula="of:=[.$B$37]/(([.$B$38]+[.M$2])*([.$B8]+1))" office:value-type="float" office:value="71428.5714285714" calcext:value-type="float">
            <text:p>71428,5714285714</text:p>
          </table:table-cell>
          <table:table-cell table:formula="of:=[.$B$37]/(([.$B$38]+[.N$2])*([.$B8]+1))" office:value-type="float" office:value="71132.1873147599" calcext:value-type="float">
            <text:p>71132,1873147599</text:p>
          </table:table-cell>
          <table:table-cell table:formula="of:=[.$B$37]/(([.$B$38]+[.O$2])*([.$B8]+1))" office:value-type="float" office:value="70838.2526564345" calcext:value-type="float">
            <text:p>70838,2526564345</text:p>
          </table:table-cell>
          <table:table-cell table:formula="of:=[.$B$37]/(([.$B$38]+[.P$2])*([.$B8]+1))" office:value-type="float" office:value="70546.7372134039" calcext:value-type="float">
            <text:p>70546,7372134039</text:p>
          </table:table-cell>
          <table:table-cell table:formula="of:=[.$B$37]/(([.$B$38]+[.Q$2])*([.$B8]+1))" office:value-type="float" office:value="70257.6112412178" calcext:value-type="float">
            <text:p>70257,6112412178</text:p>
          </table:table-cell>
          <table:table-cell table:formula="of:=[.$B$37]/(([.$B$38]+[.R$2])*([.$B8]+1))" office:value-type="float" office:value="69970.8454810496" calcext:value-type="float">
            <text:p>69970,8454810496</text:p>
          </table:table-cell>
          <table:table-cell table:number-columns-repeated="1007"/>
        </table:table-row>
        <table:table-row table:style-name="ro2">
          <table:table-cell/>
          <table:table-cell table:formula="of:=[.$B8]+1" office:value-type="float" office:value="7" calcext:value-type="float">
            <text:p>7</text:p>
          </table:table-cell>
          <table:table-cell table:formula="of:=[.$B$37]/(([.$B$38]+[.C$2])*([.$B9]+1))" office:value-type="float" office:value="65217.3913043478" calcext:value-type="float">
            <text:p>65217,3913043478</text:p>
          </table:table-cell>
          <table:table-cell table:formula="of:=[.$B$37]/(([.$B$38]+[.D$2])*([.$B9]+1))" office:value-type="float" office:value="64935.0649350649" calcext:value-type="float">
            <text:p>64935,0649350649</text:p>
          </table:table-cell>
          <table:table-cell table:formula="of:=[.$B$37]/(([.$B$38]+[.E$2])*([.$B9]+1))" office:value-type="float" office:value="64655.1724137931" calcext:value-type="float">
            <text:p>64655,1724137931</text:p>
          </table:table-cell>
          <table:table-cell table:formula="of:=[.$B$37]/(([.$B$38]+[.F$2])*([.$B9]+1))" office:value-type="float" office:value="64377.6824034335" calcext:value-type="float">
            <text:p>64377,6824034335</text:p>
          </table:table-cell>
          <table:table-cell table:formula="of:=[.$B$37]/(([.$B$38]+[.G$2])*([.$B9]+1))" office:value-type="float" office:value="64102.5641025641" calcext:value-type="float">
            <text:p>64102,5641025641</text:p>
          </table:table-cell>
          <table:table-cell table:formula="of:=[.$B$37]/(([.$B$38]+[.H$2])*([.$B9]+1))" office:value-type="float" office:value="63829.7872340426" calcext:value-type="float">
            <text:p>63829,7872340426</text:p>
          </table:table-cell>
          <table:table-cell table:formula="of:=[.$B$37]/(([.$B$38]+[.I$2])*([.$B9]+1))" office:value-type="float" office:value="63559.3220338983" calcext:value-type="float">
            <text:p>63559,3220338983</text:p>
          </table:table-cell>
          <table:table-cell table:formula="of:=[.$B$37]/(([.$B$38]+[.J$2])*([.$B9]+1))" office:value-type="float" office:value="63291.1392405063" calcext:value-type="float">
            <text:p>63291,1392405063</text:p>
          </table:table-cell>
          <table:table-cell table:formula="of:=[.$B$37]/(([.$B$38]+[.K$2])*([.$B9]+1))" office:value-type="float" office:value="63025.2100840336" calcext:value-type="float">
            <text:p>63025,2100840336</text:p>
          </table:table-cell>
          <table:table-cell table:formula="of:=[.$B$37]/(([.$B$38]+[.L$2])*([.$B9]+1))" office:value-type="float" office:value="62761.5062761506" calcext:value-type="float">
            <text:p>62761,5062761506</text:p>
          </table:table-cell>
          <table:table-cell table:formula="of:=[.$B$37]/(([.$B$38]+[.M$2])*([.$B9]+1))" office:value-type="float" office:value="62500" calcext:value-type="float">
            <text:p>62500</text:p>
          </table:table-cell>
          <table:table-cell table:formula="of:=[.$B$37]/(([.$B$38]+[.N$2])*([.$B9]+1))" office:value-type="float" office:value="62240.6639004149" calcext:value-type="float">
            <text:p>62240,6639004149</text:p>
          </table:table-cell>
          <table:table-cell table:formula="of:=[.$B$37]/(([.$B$38]+[.O$2])*([.$B9]+1))" office:value-type="float" office:value="61983.4710743802" calcext:value-type="float">
            <text:p>61983,4710743802</text:p>
          </table:table-cell>
          <table:table-cell table:formula="of:=[.$B$37]/(([.$B$38]+[.P$2])*([.$B9]+1))" office:value-type="float" office:value="61728.3950617284" calcext:value-type="float">
            <text:p>61728,3950617284</text:p>
          </table:table-cell>
          <table:table-cell table:formula="of:=[.$B$37]/(([.$B$38]+[.Q$2])*([.$B9]+1))" office:value-type="float" office:value="61475.4098360656" calcext:value-type="float">
            <text:p>61475,4098360656</text:p>
          </table:table-cell>
          <table:table-cell table:formula="of:=[.$B$37]/(([.$B$38]+[.R$2])*([.$B9]+1))" office:value-type="float" office:value="61224.4897959184" calcext:value-type="float">
            <text:p>61224,4897959184</text:p>
          </table:table-cell>
          <table:table-cell table:number-columns-repeated="1007"/>
        </table:table-row>
        <table:table-row table:style-name="ro2">
          <table:table-cell/>
          <table:table-cell table:formula="of:=[.$B9]+1" office:value-type="float" office:value="8" calcext:value-type="float">
            <text:p>8</text:p>
          </table:table-cell>
          <table:table-cell table:formula="of:=[.$B$37]/(([.$B$38]+[.C$2])*([.$B10]+1))" office:value-type="float" office:value="57971.0144927536" calcext:value-type="float">
            <text:p>57971,0144927536</text:p>
          </table:table-cell>
          <table:table-cell table:formula="of:=[.$B$37]/(([.$B$38]+[.D$2])*([.$B10]+1))" office:value-type="float" office:value="57720.0577200577" calcext:value-type="float">
            <text:p>57720,0577200577</text:p>
          </table:table-cell>
          <table:table-cell table:formula="of:=[.$B$37]/(([.$B$38]+[.E$2])*([.$B10]+1))" office:value-type="float" office:value="57471.2643678161" calcext:value-type="float">
            <text:p>57471,2643678161</text:p>
          </table:table-cell>
          <table:table-cell table:formula="of:=[.$B$37]/(([.$B$38]+[.F$2])*([.$B10]+1))" office:value-type="float" office:value="57224.6065808298" calcext:value-type="float">
            <text:p>57224,6065808298</text:p>
          </table:table-cell>
          <table:table-cell table:formula="of:=[.$B$37]/(([.$B$38]+[.G$2])*([.$B10]+1))" office:value-type="float" office:value="56980.056980057" calcext:value-type="float">
            <text:p>56980,056980057</text:p>
          </table:table-cell>
          <table:table-cell table:formula="of:=[.$B$37]/(([.$B$38]+[.H$2])*([.$B10]+1))" office:value-type="float" office:value="56737.5886524823" calcext:value-type="float">
            <text:p>56737,5886524823</text:p>
          </table:table-cell>
          <table:table-cell table:formula="of:=[.$B$37]/(([.$B$38]+[.I$2])*([.$B10]+1))" office:value-type="float" office:value="56497.1751412429" calcext:value-type="float">
            <text:p>56497,1751412429</text:p>
          </table:table-cell>
          <table:table-cell table:formula="of:=[.$B$37]/(([.$B$38]+[.J$2])*([.$B10]+1))" office:value-type="float" office:value="56258.7904360056" calcext:value-type="float">
            <text:p>56258,7904360056</text:p>
          </table:table-cell>
          <table:table-cell table:formula="of:=[.$B$37]/(([.$B$38]+[.K$2])*([.$B10]+1))" office:value-type="float" office:value="56022.4089635854" calcext:value-type="float">
            <text:p>56022,4089635854</text:p>
          </table:table-cell>
          <table:table-cell table:formula="of:=[.$B$37]/(([.$B$38]+[.L$2])*([.$B10]+1))" office:value-type="float" office:value="55788.0055788006" calcext:value-type="float">
            <text:p>55788,0055788006</text:p>
          </table:table-cell>
          <table:table-cell table:formula="of:=[.$B$37]/(([.$B$38]+[.M$2])*([.$B10]+1))" office:value-type="float" office:value="55555.5555555556" calcext:value-type="float">
            <text:p>55555,5555555556</text:p>
          </table:table-cell>
          <table:table-cell table:formula="of:=[.$B$37]/(([.$B$38]+[.N$2])*([.$B10]+1))" office:value-type="float" office:value="55325.0345781466" calcext:value-type="float">
            <text:p>55325,0345781466</text:p>
          </table:table-cell>
          <table:table-cell table:formula="of:=[.$B$37]/(([.$B$38]+[.O$2])*([.$B10]+1))" office:value-type="float" office:value="55096.4187327824" calcext:value-type="float">
            <text:p>55096,4187327824</text:p>
          </table:table-cell>
          <table:table-cell table:formula="of:=[.$B$37]/(([.$B$38]+[.P$2])*([.$B10]+1))" office:value-type="float" office:value="54869.6844993141" calcext:value-type="float">
            <text:p>54869,6844993141</text:p>
          </table:table-cell>
          <table:table-cell table:formula="of:=[.$B$37]/(([.$B$38]+[.Q$2])*([.$B10]+1))" office:value-type="float" office:value="54644.8087431694" calcext:value-type="float">
            <text:p>54644,8087431694</text:p>
          </table:table-cell>
          <table:table-cell table:formula="of:=[.$B$37]/(([.$B$38]+[.R$2])*([.$B10]+1))" office:value-type="float" office:value="54421.768707483" calcext:value-type="float">
            <text:p>54421,768707483</text:p>
          </table:table-cell>
          <table:table-cell table:number-columns-repeated="1007"/>
        </table:table-row>
        <table:table-row table:style-name="ro2">
          <table:table-cell/>
          <table:table-cell table:formula="of:=[.$B10]+1" office:value-type="float" office:value="9" calcext:value-type="float">
            <text:p>9</text:p>
          </table:table-cell>
          <table:table-cell table:formula="of:=[.$B$37]/(([.$B$38]+[.C$2])*([.$B11]+1))" office:value-type="float" office:value="52173.9130434783" calcext:value-type="float">
            <text:p>52173,9130434783</text:p>
          </table:table-cell>
          <table:table-cell table:formula="of:=[.$B$37]/(([.$B$38]+[.D$2])*([.$B11]+1))" office:value-type="float" office:value="51948.051948052" calcext:value-type="float">
            <text:p>51948,051948052</text:p>
          </table:table-cell>
          <table:table-cell table:formula="of:=[.$B$37]/(([.$B$38]+[.E$2])*([.$B11]+1))" office:value-type="float" office:value="51724.1379310345" calcext:value-type="float">
            <text:p>51724,1379310345</text:p>
          </table:table-cell>
          <table:table-cell table:formula="of:=[.$B$37]/(([.$B$38]+[.F$2])*([.$B11]+1))" office:value-type="float" office:value="51502.1459227468" calcext:value-type="float">
            <text:p>51502,1459227468</text:p>
          </table:table-cell>
          <table:table-cell table:formula="of:=[.$B$37]/(([.$B$38]+[.G$2])*([.$B11]+1))" office:value-type="float" office:value="51282.0512820513" calcext:value-type="float">
            <text:p>51282,0512820513</text:p>
          </table:table-cell>
          <table:table-cell table:formula="of:=[.$B$37]/(([.$B$38]+[.H$2])*([.$B11]+1))" office:value-type="float" office:value="51063.829787234" calcext:value-type="float">
            <text:p>51063,829787234</text:p>
          </table:table-cell>
          <table:table-cell table:formula="of:=[.$B$37]/(([.$B$38]+[.I$2])*([.$B11]+1))" office:value-type="float" office:value="50847.4576271186" calcext:value-type="float">
            <text:p>50847,4576271186</text:p>
          </table:table-cell>
          <table:table-cell table:formula="of:=[.$B$37]/(([.$B$38]+[.J$2])*([.$B11]+1))" office:value-type="float" office:value="50632.9113924051" calcext:value-type="float">
            <text:p>50632,9113924051</text:p>
          </table:table-cell>
          <table:table-cell table:formula="of:=[.$B$37]/(([.$B$38]+[.K$2])*([.$B11]+1))" office:value-type="float" office:value="50420.1680672269" calcext:value-type="float">
            <text:p>50420,1680672269</text:p>
          </table:table-cell>
          <table:table-cell table:formula="of:=[.$B$37]/(([.$B$38]+[.L$2])*([.$B11]+1))" office:value-type="float" office:value="50209.2050209205" calcext:value-type="float">
            <text:p>50209,2050209205</text:p>
          </table:table-cell>
          <table:table-cell table:formula="of:=[.$B$37]/(([.$B$38]+[.M$2])*([.$B11]+1))" office:value-type="float" office:value="50000" calcext:value-type="float">
            <text:p>50000</text:p>
          </table:table-cell>
          <table:table-cell table:formula="of:=[.$B$37]/(([.$B$38]+[.N$2])*([.$B11]+1))" office:value-type="float" office:value="49792.531120332" calcext:value-type="float">
            <text:p>49792,531120332</text:p>
          </table:table-cell>
          <table:table-cell table:formula="of:=[.$B$37]/(([.$B$38]+[.O$2])*([.$B11]+1))" office:value-type="float" office:value="49586.7768595041" calcext:value-type="float">
            <text:p>49586,7768595041</text:p>
          </table:table-cell>
          <table:table-cell table:formula="of:=[.$B$37]/(([.$B$38]+[.P$2])*([.$B11]+1))" office:value-type="float" office:value="49382.7160493827" calcext:value-type="float">
            <text:p>49382,7160493827</text:p>
          </table:table-cell>
          <table:table-cell table:formula="of:=[.$B$37]/(([.$B$38]+[.Q$2])*([.$B11]+1))" office:value-type="float" office:value="49180.3278688525" calcext:value-type="float">
            <text:p>49180,3278688525</text:p>
          </table:table-cell>
          <table:table-cell table:formula="of:=[.$B$37]/(([.$B$38]+[.R$2])*([.$B11]+1))" office:value-type="float" office:value="48979.5918367347" calcext:value-type="float">
            <text:p>48979,5918367347</text:p>
          </table:table-cell>
          <table:table-cell table:number-columns-repeated="1007"/>
        </table:table-row>
        <table:table-row table:style-name="ro2">
          <table:table-cell/>
          <table:table-cell table:formula="of:=[.$B11]+1" office:value-type="float" office:value="10" calcext:value-type="float">
            <text:p>10</text:p>
          </table:table-cell>
          <table:table-cell table:formula="of:=[.$B$37]/(([.$B$38]+[.C$2])*([.$B12]+1))" office:value-type="float" office:value="47430.8300395257" calcext:value-type="float">
            <text:p>47430,8300395257</text:p>
          </table:table-cell>
          <table:table-cell table:formula="of:=[.$B$37]/(([.$B$38]+[.D$2])*([.$B12]+1))" office:value-type="float" office:value="47225.5017709563" calcext:value-type="float">
            <text:p>47225,5017709563</text:p>
          </table:table-cell>
          <table:table-cell table:formula="of:=[.$B$37]/(([.$B$38]+[.E$2])*([.$B12]+1))" office:value-type="float" office:value="47021.9435736677" calcext:value-type="float">
            <text:p>47021,9435736677</text:p>
          </table:table-cell>
          <table:table-cell table:formula="of:=[.$B$37]/(([.$B$38]+[.F$2])*([.$B12]+1))" office:value-type="float" office:value="46820.1326570425" calcext:value-type="float">
            <text:p>46820,1326570425</text:p>
          </table:table-cell>
          <table:table-cell table:formula="of:=[.$B$37]/(([.$B$38]+[.G$2])*([.$B12]+1))" office:value-type="float" office:value="46620.0466200466" calcext:value-type="float">
            <text:p>46620,0466200466</text:p>
          </table:table-cell>
          <table:table-cell table:formula="of:=[.$B$37]/(([.$B$38]+[.H$2])*([.$B12]+1))" office:value-type="float" office:value="46421.66344294" calcext:value-type="float">
            <text:p>46421,66344294</text:p>
          </table:table-cell>
          <table:table-cell table:formula="of:=[.$B$37]/(([.$B$38]+[.I$2])*([.$B12]+1))" office:value-type="float" office:value="46224.9614791988" calcext:value-type="float">
            <text:p>46224,9614791988</text:p>
          </table:table-cell>
          <table:table-cell table:formula="of:=[.$B$37]/(([.$B$38]+[.J$2])*([.$B12]+1))" office:value-type="float" office:value="46029.919447641" calcext:value-type="float">
            <text:p>46029,919447641</text:p>
          </table:table-cell>
          <table:table-cell table:formula="of:=[.$B$37]/(([.$B$38]+[.K$2])*([.$B12]+1))" office:value-type="float" office:value="45836.5164247517" calcext:value-type="float">
            <text:p>45836,5164247517</text:p>
          </table:table-cell>
          <table:table-cell table:formula="of:=[.$B$37]/(([.$B$38]+[.L$2])*([.$B12]+1))" office:value-type="float" office:value="45644.7318372005" calcext:value-type="float">
            <text:p>45644,7318372005</text:p>
          </table:table-cell>
          <table:table-cell table:formula="of:=[.$B$37]/(([.$B$38]+[.M$2])*([.$B12]+1))" office:value-type="float" office:value="45454.5454545455" calcext:value-type="float">
            <text:p>45454,5454545455</text:p>
          </table:table-cell>
          <table:table-cell table:formula="of:=[.$B$37]/(([.$B$38]+[.N$2])*([.$B12]+1))" office:value-type="float" office:value="45265.93738212" calcext:value-type="float">
            <text:p>45265,93738212</text:p>
          </table:table-cell>
          <table:table-cell table:formula="of:=[.$B$37]/(([.$B$38]+[.O$2])*([.$B12]+1))" office:value-type="float" office:value="45078.8880540947" calcext:value-type="float">
            <text:p>45078,8880540947</text:p>
          </table:table-cell>
          <table:table-cell table:formula="of:=[.$B$37]/(([.$B$38]+[.P$2])*([.$B12]+1))" office:value-type="float" office:value="44893.3782267116" calcext:value-type="float">
            <text:p>44893,3782267116</text:p>
          </table:table-cell>
          <table:table-cell table:formula="of:=[.$B$37]/(([.$B$38]+[.Q$2])*([.$B12]+1))" office:value-type="float" office:value="44709.3889716841" calcext:value-type="float">
            <text:p>44709,3889716841</text:p>
          </table:table-cell>
          <table:table-cell table:formula="of:=[.$B$37]/(([.$B$38]+[.R$2])*([.$B12]+1))" office:value-type="float" office:value="44526.9016697588" calcext:value-type="float">
            <text:p>44526,9016697588</text:p>
          </table:table-cell>
          <table:table-cell table:number-columns-repeated="1007"/>
        </table:table-row>
        <table:table-row table:style-name="ro2">
          <table:table-cell/>
          <table:table-cell table:formula="of:=[.$B12]+1" office:value-type="float" office:value="11" calcext:value-type="float">
            <text:p>11</text:p>
          </table:table-cell>
          <table:table-cell table:formula="of:=[.$B$37]/(([.$B$38]+[.C$2])*([.$B13]+1))" office:value-type="float" office:value="43478.2608695652" calcext:value-type="float">
            <text:p>43478,2608695652</text:p>
          </table:table-cell>
          <table:table-cell table:formula="of:=[.$B$37]/(([.$B$38]+[.D$2])*([.$B13]+1))" office:value-type="float" office:value="43290.0432900433" calcext:value-type="float">
            <text:p>43290,0432900433</text:p>
          </table:table-cell>
          <table:table-cell table:formula="of:=[.$B$37]/(([.$B$38]+[.E$2])*([.$B13]+1))" office:value-type="float" office:value="43103.4482758621" calcext:value-type="float">
            <text:p>43103,4482758621</text:p>
          </table:table-cell>
          <table:table-cell table:formula="of:=[.$B$37]/(([.$B$38]+[.F$2])*([.$B13]+1))" office:value-type="float" office:value="42918.4549356223" calcext:value-type="float">
            <text:p>42918,4549356223</text:p>
          </table:table-cell>
          <table:table-cell table:formula="of:=[.$B$37]/(([.$B$38]+[.G$2])*([.$B13]+1))" office:value-type="float" office:value="42735.0427350427" calcext:value-type="float">
            <text:p>42735,0427350427</text:p>
          </table:table-cell>
          <table:table-cell table:formula="of:=[.$B$37]/(([.$B$38]+[.H$2])*([.$B13]+1))" office:value-type="float" office:value="42553.1914893617" calcext:value-type="float">
            <text:p>42553,1914893617</text:p>
          </table:table-cell>
          <table:table-cell table:formula="of:=[.$B$37]/(([.$B$38]+[.I$2])*([.$B13]+1))" office:value-type="float" office:value="42372.8813559322" calcext:value-type="float">
            <text:p>42372,8813559322</text:p>
          </table:table-cell>
          <table:table-cell table:formula="of:=[.$B$37]/(([.$B$38]+[.J$2])*([.$B13]+1))" office:value-type="float" office:value="42194.0928270042" calcext:value-type="float">
            <text:p>42194,0928270042</text:p>
          </table:table-cell>
          <table:table-cell table:formula="of:=[.$B$37]/(([.$B$38]+[.K$2])*([.$B13]+1))" office:value-type="float" office:value="42016.8067226891" calcext:value-type="float">
            <text:p>42016,8067226891</text:p>
          </table:table-cell>
          <table:table-cell table:formula="of:=[.$B$37]/(([.$B$38]+[.L$2])*([.$B13]+1))" office:value-type="float" office:value="41841.0041841004" calcext:value-type="float">
            <text:p>41841,0041841004</text:p>
          </table:table-cell>
          <table:table-cell table:formula="of:=[.$B$37]/(([.$B$38]+[.M$2])*([.$B13]+1))" office:value-type="float" office:value="41666.6666666667" calcext:value-type="float">
            <text:p>41666,6666666667</text:p>
          </table:table-cell>
          <table:table-cell table:formula="of:=[.$B$37]/(([.$B$38]+[.N$2])*([.$B13]+1))" office:value-type="float" office:value="41493.77593361" calcext:value-type="float">
            <text:p>41493,77593361</text:p>
          </table:table-cell>
          <table:table-cell table:formula="of:=[.$B$37]/(([.$B$38]+[.O$2])*([.$B13]+1))" office:value-type="float" office:value="41322.3140495868" calcext:value-type="float">
            <text:p>41322,3140495868</text:p>
          </table:table-cell>
          <table:table-cell table:formula="of:=[.$B$37]/(([.$B$38]+[.P$2])*([.$B13]+1))" office:value-type="float" office:value="41152.2633744856" calcext:value-type="float">
            <text:p>41152,2633744856</text:p>
          </table:table-cell>
          <table:table-cell table:formula="of:=[.$B$37]/(([.$B$38]+[.Q$2])*([.$B13]+1))" office:value-type="float" office:value="40983.6065573771" calcext:value-type="float">
            <text:p>40983,6065573771</text:p>
          </table:table-cell>
          <table:table-cell table:formula="of:=[.$B$37]/(([.$B$38]+[.R$2])*([.$B13]+1))" office:value-type="float" office:value="40816.3265306123" calcext:value-type="float">
            <text:p>40816,3265306123</text:p>
          </table:table-cell>
          <table:table-cell table:number-columns-repeated="1007"/>
        </table:table-row>
        <table:table-row table:style-name="ro2">
          <table:table-cell/>
          <table:table-cell table:formula="of:=[.$B13]+1" office:value-type="float" office:value="12" calcext:value-type="float">
            <text:p>12</text:p>
          </table:table-cell>
          <table:table-cell table:formula="of:=[.$B$37]/(([.$B$38]+[.C$2])*([.$B14]+1))" office:value-type="float" office:value="40133.7792642141" calcext:value-type="float">
            <text:p>40133,7792642141</text:p>
          </table:table-cell>
          <table:table-cell table:formula="of:=[.$B$37]/(([.$B$38]+[.D$2])*([.$B14]+1))" office:value-type="float" office:value="39960.03996004" calcext:value-type="float">
            <text:p>39960,03996004</text:p>
          </table:table-cell>
          <table:table-cell table:formula="of:=[.$B$37]/(([.$B$38]+[.E$2])*([.$B14]+1))" office:value-type="float" office:value="39787.7984084881" calcext:value-type="float">
            <text:p>39787,7984084881</text:p>
          </table:table-cell>
          <table:table-cell table:formula="of:=[.$B$37]/(([.$B$38]+[.F$2])*([.$B14]+1))" office:value-type="float" office:value="39617.0353251898" calcext:value-type="float">
            <text:p>39617,0353251898</text:p>
          </table:table-cell>
          <table:table-cell table:formula="of:=[.$B$37]/(([.$B$38]+[.G$2])*([.$B14]+1))" office:value-type="float" office:value="39447.7317554241" calcext:value-type="float">
            <text:p>39447,7317554241</text:p>
          </table:table-cell>
          <table:table-cell table:formula="of:=[.$B$37]/(([.$B$38]+[.H$2])*([.$B14]+1))" office:value-type="float" office:value="39279.8690671031" calcext:value-type="float">
            <text:p>39279,8690671031</text:p>
          </table:table-cell>
          <table:table-cell table:formula="of:=[.$B$37]/(([.$B$38]+[.I$2])*([.$B14]+1))" office:value-type="float" office:value="39113.4289439374" calcext:value-type="float">
            <text:p>39113,4289439374</text:p>
          </table:table-cell>
          <table:table-cell table:formula="of:=[.$B$37]/(([.$B$38]+[.J$2])*([.$B14]+1))" office:value-type="float" office:value="38948.3933787731" calcext:value-type="float">
            <text:p>38948,3933787731</text:p>
          </table:table-cell>
          <table:table-cell table:formula="of:=[.$B$37]/(([.$B$38]+[.K$2])*([.$B14]+1))" office:value-type="float" office:value="38784.7446670976" calcext:value-type="float">
            <text:p>38784,7446670976</text:p>
          </table:table-cell>
          <table:table-cell table:formula="of:=[.$B$37]/(([.$B$38]+[.L$2])*([.$B14]+1))" office:value-type="float" office:value="38622.4654007081" calcext:value-type="float">
            <text:p>38622,4654007081</text:p>
          </table:table-cell>
          <table:table-cell table:formula="of:=[.$B$37]/(([.$B$38]+[.M$2])*([.$B14]+1))" office:value-type="float" office:value="38461.5384615385" calcext:value-type="float">
            <text:p>38461,5384615385</text:p>
          </table:table-cell>
          <table:table-cell table:formula="of:=[.$B$37]/(([.$B$38]+[.N$2])*([.$B14]+1))" office:value-type="float" office:value="38301.94701564" calcext:value-type="float">
            <text:p>38301,94701564</text:p>
          </table:table-cell>
          <table:table-cell table:formula="of:=[.$B$37]/(([.$B$38]+[.O$2])*([.$B14]+1))" office:value-type="float" office:value="38143.6745073109" calcext:value-type="float">
            <text:p>38143,6745073109</text:p>
          </table:table-cell>
          <table:table-cell table:formula="of:=[.$B$37]/(([.$B$38]+[.P$2])*([.$B14]+1))" office:value-type="float" office:value="37986.7046533713" calcext:value-type="float">
            <text:p>37986,7046533713</text:p>
          </table:table-cell>
          <table:table-cell table:formula="of:=[.$B$37]/(([.$B$38]+[.Q$2])*([.$B14]+1))" office:value-type="float" office:value="37831.0214375788" calcext:value-type="float">
            <text:p>37831,0214375788</text:p>
          </table:table-cell>
          <table:table-cell table:formula="of:=[.$B$37]/(([.$B$38]+[.R$2])*([.$B14]+1))" office:value-type="float" office:value="37676.6091051805" calcext:value-type="float">
            <text:p>37676,6091051805</text:p>
          </table:table-cell>
          <table:table-cell table:number-columns-repeated="1007"/>
        </table:table-row>
        <table:table-row table:style-name="ro2">
          <table:table-cell/>
          <table:table-cell table:formula="of:=[.$B14]+1" office:value-type="float" office:value="13" calcext:value-type="float">
            <text:p>13</text:p>
          </table:table-cell>
          <table:table-cell table:formula="of:=[.$B$37]/(([.$B$38]+[.C$2])*([.$B15]+1))" office:value-type="float" office:value="37267.0807453416" calcext:value-type="float">
            <text:p>37267,0807453416</text:p>
          </table:table-cell>
          <table:table-cell table:formula="of:=[.$B$37]/(([.$B$38]+[.D$2])*([.$B15]+1))" office:value-type="float" office:value="37105.7513914657" calcext:value-type="float">
            <text:p>37105,7513914657</text:p>
          </table:table-cell>
          <table:table-cell table:formula="of:=[.$B$37]/(([.$B$38]+[.E$2])*([.$B15]+1))" office:value-type="float" office:value="36945.8128078818" calcext:value-type="float">
            <text:p>36945,8128078818</text:p>
          </table:table-cell>
          <table:table-cell table:formula="of:=[.$B$37]/(([.$B$38]+[.F$2])*([.$B15]+1))" office:value-type="float" office:value="36787.2470876763" calcext:value-type="float">
            <text:p>36787,2470876763</text:p>
          </table:table-cell>
          <table:table-cell table:formula="of:=[.$B$37]/(([.$B$38]+[.G$2])*([.$B15]+1))" office:value-type="float" office:value="36630.0366300366" calcext:value-type="float">
            <text:p>36630,0366300366</text:p>
          </table:table-cell>
          <table:table-cell table:formula="of:=[.$B$37]/(([.$B$38]+[.H$2])*([.$B15]+1))" office:value-type="float" office:value="36474.1641337386" calcext:value-type="float">
            <text:p>36474,1641337386</text:p>
          </table:table-cell>
          <table:table-cell table:formula="of:=[.$B$37]/(([.$B$38]+[.I$2])*([.$B15]+1))" office:value-type="float" office:value="36319.612590799" calcext:value-type="float">
            <text:p>36319,612590799</text:p>
          </table:table-cell>
          <table:table-cell table:formula="of:=[.$B$37]/(([.$B$38]+[.J$2])*([.$B15]+1))" office:value-type="float" office:value="36166.3652802893" calcext:value-type="float">
            <text:p>36166,3652802893</text:p>
          </table:table-cell>
          <table:table-cell table:formula="of:=[.$B$37]/(([.$B$38]+[.K$2])*([.$B15]+1))" office:value-type="float" office:value="36014.4057623049" calcext:value-type="float">
            <text:p>36014,4057623049</text:p>
          </table:table-cell>
          <table:table-cell table:formula="of:=[.$B$37]/(([.$B$38]+[.L$2])*([.$B15]+1))" office:value-type="float" office:value="35863.7178720861" calcext:value-type="float">
            <text:p>35863,7178720861</text:p>
          </table:table-cell>
          <table:table-cell table:formula="of:=[.$B$37]/(([.$B$38]+[.M$2])*([.$B15]+1))" office:value-type="float" office:value="35714.2857142857" calcext:value-type="float">
            <text:p>35714,2857142857</text:p>
          </table:table-cell>
          <table:table-cell table:formula="of:=[.$B$37]/(([.$B$38]+[.N$2])*([.$B15]+1))" office:value-type="float" office:value="35566.09365738" calcext:value-type="float">
            <text:p>35566,09365738</text:p>
          </table:table-cell>
          <table:table-cell table:formula="of:=[.$B$37]/(([.$B$38]+[.O$2])*([.$B15]+1))" office:value-type="float" office:value="35419.1263282172" calcext:value-type="float">
            <text:p>35419,1263282172</text:p>
          </table:table-cell>
          <table:table-cell table:formula="of:=[.$B$37]/(([.$B$38]+[.P$2])*([.$B15]+1))" office:value-type="float" office:value="35273.3686067019" calcext:value-type="float">
            <text:p>35273,3686067019</text:p>
          </table:table-cell>
          <table:table-cell table:formula="of:=[.$B$37]/(([.$B$38]+[.Q$2])*([.$B15]+1))" office:value-type="float" office:value="35128.8056206089" calcext:value-type="float">
            <text:p>35128,8056206089</text:p>
          </table:table-cell>
          <table:table-cell table:formula="of:=[.$B$37]/(([.$B$38]+[.R$2])*([.$B15]+1))" office:value-type="float" office:value="34985.4227405248" calcext:value-type="float">
            <text:p>34985,4227405248</text:p>
          </table:table-cell>
          <table:table-cell table:number-columns-repeated="1007"/>
        </table:table-row>
        <table:table-row table:style-name="ro2">
          <table:table-cell/>
          <table:table-cell table:formula="of:=[.$B15]+1" office:value-type="float" office:value="14" calcext:value-type="float">
            <text:p>14</text:p>
          </table:table-cell>
          <table:table-cell table:formula="of:=[.$B$37]/(([.$B$38]+[.C$2])*([.$B16]+1))" office:value-type="float" office:value="34782.6086956522" calcext:value-type="float">
            <text:p>34782,6086956522</text:p>
          </table:table-cell>
          <table:table-cell table:formula="of:=[.$B$37]/(([.$B$38]+[.D$2])*([.$B16]+1))" office:value-type="float" office:value="34632.0346320346" calcext:value-type="float">
            <text:p>34632,0346320346</text:p>
          </table:table-cell>
          <table:table-cell table:formula="of:=[.$B$37]/(([.$B$38]+[.E$2])*([.$B16]+1))" office:value-type="float" office:value="34482.7586206897" calcext:value-type="float">
            <text:p>34482,7586206897</text:p>
          </table:table-cell>
          <table:table-cell table:formula="of:=[.$B$37]/(([.$B$38]+[.F$2])*([.$B16]+1))" office:value-type="float" office:value="34334.7639484979" calcext:value-type="float">
            <text:p>34334,7639484979</text:p>
          </table:table-cell>
          <table:table-cell table:formula="of:=[.$B$37]/(([.$B$38]+[.G$2])*([.$B16]+1))" office:value-type="float" office:value="34188.0341880342" calcext:value-type="float">
            <text:p>34188,0341880342</text:p>
          </table:table-cell>
          <table:table-cell table:formula="of:=[.$B$37]/(([.$B$38]+[.H$2])*([.$B16]+1))" office:value-type="float" office:value="34042.5531914894" calcext:value-type="float">
            <text:p>34042,5531914894</text:p>
          </table:table-cell>
          <table:table-cell table:formula="of:=[.$B$37]/(([.$B$38]+[.I$2])*([.$B16]+1))" office:value-type="float" office:value="33898.3050847458" calcext:value-type="float">
            <text:p>33898,3050847458</text:p>
          </table:table-cell>
          <table:table-cell table:formula="of:=[.$B$37]/(([.$B$38]+[.J$2])*([.$B16]+1))" office:value-type="float" office:value="33755.2742616034" calcext:value-type="float">
            <text:p>33755,2742616034</text:p>
          </table:table-cell>
          <table:table-cell table:formula="of:=[.$B$37]/(([.$B$38]+[.K$2])*([.$B16]+1))" office:value-type="float" office:value="33613.4453781513" calcext:value-type="float">
            <text:p>33613,4453781513</text:p>
          </table:table-cell>
          <table:table-cell table:formula="of:=[.$B$37]/(([.$B$38]+[.L$2])*([.$B16]+1))" office:value-type="float" office:value="33472.8033472803" calcext:value-type="float">
            <text:p>33472,8033472803</text:p>
          </table:table-cell>
          <table:table-cell table:formula="of:=[.$B$37]/(([.$B$38]+[.M$2])*([.$B16]+1))" office:value-type="float" office:value="33333.3333333333" calcext:value-type="float">
            <text:p>33333,3333333333</text:p>
          </table:table-cell>
          <table:table-cell table:formula="of:=[.$B$37]/(([.$B$38]+[.N$2])*([.$B16]+1))" office:value-type="float" office:value="33195.020746888" calcext:value-type="float">
            <text:p>33195,020746888</text:p>
          </table:table-cell>
          <table:table-cell table:formula="of:=[.$B$37]/(([.$B$38]+[.O$2])*([.$B16]+1))" office:value-type="float" office:value="33057.8512396694" calcext:value-type="float">
            <text:p>33057,8512396694</text:p>
          </table:table-cell>
          <table:table-cell table:formula="of:=[.$B$37]/(([.$B$38]+[.P$2])*([.$B16]+1))" office:value-type="float" office:value="32921.8106995885" calcext:value-type="float">
            <text:p>32921,8106995885</text:p>
          </table:table-cell>
          <table:table-cell table:formula="of:=[.$B$37]/(([.$B$38]+[.Q$2])*([.$B16]+1))" office:value-type="float" office:value="32786.8852459016" calcext:value-type="float">
            <text:p>32786,8852459016</text:p>
          </table:table-cell>
          <table:table-cell table:formula="of:=[.$B$37]/(([.$B$38]+[.R$2])*([.$B16]+1))" office:value-type="float" office:value="32653.0612244898" calcext:value-type="float">
            <text:p>32653,0612244898</text:p>
          </table:table-cell>
          <table:table-cell table:number-columns-repeated="1007"/>
        </table:table-row>
        <table:table-row table:style-name="ro2">
          <table:table-cell/>
          <table:table-cell table:formula="of:=[.$B16]+1" office:value-type="float" office:value="15" calcext:value-type="float">
            <text:p>15</text:p>
          </table:table-cell>
          <table:table-cell table:formula="of:=[.$B$37]/(([.$B$38]+[.C$2])*([.$B17]+1))" office:value-type="float" office:value="32608.6956521739" calcext:value-type="float">
            <text:p>32608,6956521739</text:p>
          </table:table-cell>
          <table:table-cell table:formula="of:=[.$B$37]/(([.$B$38]+[.D$2])*([.$B17]+1))" office:value-type="float" office:value="32467.5324675325" calcext:value-type="float">
            <text:p>32467,5324675325</text:p>
          </table:table-cell>
          <table:table-cell table:formula="of:=[.$B$37]/(([.$B$38]+[.E$2])*([.$B17]+1))" office:value-type="float" office:value="32327.5862068966" calcext:value-type="float">
            <text:p>32327,5862068966</text:p>
          </table:table-cell>
          <table:table-cell table:formula="of:=[.$B$37]/(([.$B$38]+[.F$2])*([.$B17]+1))" office:value-type="float" office:value="32188.8412017167" calcext:value-type="float">
            <text:p>32188,8412017167</text:p>
          </table:table-cell>
          <table:table-cell table:formula="of:=[.$B$37]/(([.$B$38]+[.G$2])*([.$B17]+1))" office:value-type="float" office:value="32051.2820512821" calcext:value-type="float">
            <text:p>32051,2820512821</text:p>
          </table:table-cell>
          <table:table-cell table:formula="of:=[.$B$37]/(([.$B$38]+[.H$2])*([.$B17]+1))" office:value-type="float" office:value="31914.8936170213" calcext:value-type="float">
            <text:p>31914,8936170213</text:p>
          </table:table-cell>
          <table:table-cell table:formula="of:=[.$B$37]/(([.$B$38]+[.I$2])*([.$B17]+1))" office:value-type="float" office:value="31779.6610169492" calcext:value-type="float">
            <text:p>31779,6610169492</text:p>
          </table:table-cell>
          <table:table-cell table:formula="of:=[.$B$37]/(([.$B$38]+[.J$2])*([.$B17]+1))" office:value-type="float" office:value="31645.5696202532" calcext:value-type="float">
            <text:p>31645,5696202532</text:p>
          </table:table-cell>
          <table:table-cell table:formula="of:=[.$B$37]/(([.$B$38]+[.K$2])*([.$B17]+1))" office:value-type="float" office:value="31512.6050420168" calcext:value-type="float">
            <text:p>31512,6050420168</text:p>
          </table:table-cell>
          <table:table-cell table:formula="of:=[.$B$37]/(([.$B$38]+[.L$2])*([.$B17]+1))" office:value-type="float" office:value="31380.7531380753" calcext:value-type="float">
            <text:p>31380,7531380753</text:p>
          </table:table-cell>
          <table:table-cell table:formula="of:=[.$B$37]/(([.$B$38]+[.M$2])*([.$B17]+1))" office:value-type="float" office:value="31250" calcext:value-type="float">
            <text:p>31250</text:p>
          </table:table-cell>
          <table:table-cell table:formula="of:=[.$B$37]/(([.$B$38]+[.N$2])*([.$B17]+1))" office:value-type="float" office:value="31120.3319502075" calcext:value-type="float">
            <text:p>31120,3319502075</text:p>
          </table:table-cell>
          <table:table-cell table:formula="of:=[.$B$37]/(([.$B$38]+[.O$2])*([.$B17]+1))" office:value-type="float" office:value="30991.7355371901" calcext:value-type="float">
            <text:p>30991,7355371901</text:p>
          </table:table-cell>
          <table:table-cell table:formula="of:=[.$B$37]/(([.$B$38]+[.P$2])*([.$B17]+1))" office:value-type="float" office:value="30864.1975308642" calcext:value-type="float">
            <text:p>30864,1975308642</text:p>
          </table:table-cell>
          <table:table-cell table:formula="of:=[.$B$37]/(([.$B$38]+[.Q$2])*([.$B17]+1))" office:value-type="float" office:value="30737.7049180328" calcext:value-type="float">
            <text:p>30737,7049180328</text:p>
          </table:table-cell>
          <table:table-cell table:formula="of:=[.$B$37]/(([.$B$38]+[.R$2])*([.$B17]+1))" office:value-type="float" office:value="30612.2448979592" calcext:value-type="float">
            <text:p>30612,2448979592</text:p>
          </table:table-cell>
          <table:table-cell table:number-columns-repeated="1007"/>
        </table:table-row>
        <table:table-row table:style-name="ro2">
          <table:table-cell/>
          <table:table-cell table:formula="of:=[.$B17]+1" office:value-type="float" office:value="16" calcext:value-type="float">
            <text:p>16</text:p>
          </table:table-cell>
          <table:table-cell table:formula="of:=[.$B$37]/(([.$B$38]+[.C$2])*([.$B18]+1))" office:value-type="float" office:value="30690.537084399" calcext:value-type="float">
            <text:p>30690,537084399</text:p>
          </table:table-cell>
          <table:table-cell table:formula="of:=[.$B$37]/(([.$B$38]+[.D$2])*([.$B18]+1))" office:value-type="float" office:value="30557.6776165011" calcext:value-type="float">
            <text:p>30557,6776165011</text:p>
          </table:table-cell>
          <table:table-cell table:formula="of:=[.$B$37]/(([.$B$38]+[.E$2])*([.$B18]+1))" office:value-type="float" office:value="30425.9634888438" calcext:value-type="float">
            <text:p>30425,9634888438</text:p>
          </table:table-cell>
          <table:table-cell table:formula="of:=[.$B$37]/(([.$B$38]+[.F$2])*([.$B18]+1))" office:value-type="float" office:value="30295.3799545569" calcext:value-type="float">
            <text:p>30295,3799545569</text:p>
          </table:table-cell>
          <table:table-cell table:formula="of:=[.$B$37]/(([.$B$38]+[.G$2])*([.$B18]+1))" office:value-type="float" office:value="30165.9125188537" calcext:value-type="float">
            <text:p>30165,9125188537</text:p>
          </table:table-cell>
          <table:table-cell table:formula="of:=[.$B$37]/(([.$B$38]+[.H$2])*([.$B18]+1))" office:value-type="float" office:value="30037.5469336671" calcext:value-type="float">
            <text:p>30037,5469336671</text:p>
          </table:table-cell>
          <table:table-cell table:formula="of:=[.$B$37]/(([.$B$38]+[.I$2])*([.$B18]+1))" office:value-type="float" office:value="29910.2691924227" calcext:value-type="float">
            <text:p>29910,2691924227</text:p>
          </table:table-cell>
          <table:table-cell table:formula="of:=[.$B$37]/(([.$B$38]+[.J$2])*([.$B18]+1))" office:value-type="float" office:value="29784.0655249442" calcext:value-type="float">
            <text:p>29784,0655249442</text:p>
          </table:table-cell>
          <table:table-cell table:formula="of:=[.$B$37]/(([.$B$38]+[.K$2])*([.$B18]+1))" office:value-type="float" office:value="29658.9223924864" calcext:value-type="float">
            <text:p>29658,9223924864</text:p>
          </table:table-cell>
          <table:table-cell table:formula="of:=[.$B$37]/(([.$B$38]+[.L$2])*([.$B18]+1))" office:value-type="float" office:value="29534.8264828944" calcext:value-type="float">
            <text:p>29534,8264828944</text:p>
          </table:table-cell>
          <table:table-cell table:formula="of:=[.$B$37]/(([.$B$38]+[.M$2])*([.$B18]+1))" office:value-type="float" office:value="29411.7647058824" calcext:value-type="float">
            <text:p>29411,7647058824</text:p>
          </table:table-cell>
          <table:table-cell table:formula="of:=[.$B$37]/(([.$B$38]+[.N$2])*([.$B18]+1))" office:value-type="float" office:value="29289.7241884306" calcext:value-type="float">
            <text:p>29289,7241884306</text:p>
          </table:table-cell>
          <table:table-cell table:formula="of:=[.$B$37]/(([.$B$38]+[.O$2])*([.$B18]+1))" office:value-type="float" office:value="29168.6922702966" calcext:value-type="float">
            <text:p>29168,6922702966</text:p>
          </table:table-cell>
          <table:table-cell table:formula="of:=[.$B$37]/(([.$B$38]+[.P$2])*([.$B18]+1))" office:value-type="float" office:value="29048.6564996369" calcext:value-type="float">
            <text:p>29048,6564996369</text:p>
          </table:table-cell>
          <table:table-cell table:formula="of:=[.$B$37]/(([.$B$38]+[.Q$2])*([.$B18]+1))" office:value-type="float" office:value="28929.6046287367" calcext:value-type="float">
            <text:p>28929,6046287367</text:p>
          </table:table-cell>
          <table:table-cell table:formula="of:=[.$B$37]/(([.$B$38]+[.R$2])*([.$B18]+1))" office:value-type="float" office:value="28811.5246098439" calcext:value-type="float">
            <text:p>28811,5246098439</text:p>
          </table:table-cell>
          <table:table-cell table:number-columns-repeated="1007"/>
        </table:table-row>
        <table:table-row table:style-name="ro2">
          <table:table-cell/>
          <table:table-cell table:formula="of:=[.$B18]+1" office:value-type="float" office:value="17" calcext:value-type="float">
            <text:p>17</text:p>
          </table:table-cell>
          <table:table-cell table:formula="of:=[.$B$37]/(([.$B$38]+[.C$2])*([.$B19]+1))" office:value-type="float" office:value="28985.5072463768" calcext:value-type="float">
            <text:p>28985,5072463768</text:p>
          </table:table-cell>
          <table:table-cell table:formula="of:=[.$B$37]/(([.$B$38]+[.D$2])*([.$B19]+1))" office:value-type="float" office:value="28860.0288600289" calcext:value-type="float">
            <text:p>28860,0288600289</text:p>
          </table:table-cell>
          <table:table-cell table:formula="of:=[.$B$37]/(([.$B$38]+[.E$2])*([.$B19]+1))" office:value-type="float" office:value="28735.632183908" calcext:value-type="float">
            <text:p>28735,632183908</text:p>
          </table:table-cell>
          <table:table-cell table:formula="of:=[.$B$37]/(([.$B$38]+[.F$2])*([.$B19]+1))" office:value-type="float" office:value="28612.3032904149" calcext:value-type="float">
            <text:p>28612,3032904149</text:p>
          </table:table-cell>
          <table:table-cell table:formula="of:=[.$B$37]/(([.$B$38]+[.G$2])*([.$B19]+1))" office:value-type="float" office:value="28490.0284900285" calcext:value-type="float">
            <text:p>28490,0284900285</text:p>
          </table:table-cell>
          <table:table-cell table:formula="of:=[.$B$37]/(([.$B$38]+[.H$2])*([.$B19]+1))" office:value-type="float" office:value="28368.7943262411" calcext:value-type="float">
            <text:p>28368,7943262411</text:p>
          </table:table-cell>
          <table:table-cell table:formula="of:=[.$B$37]/(([.$B$38]+[.I$2])*([.$B19]+1))" office:value-type="float" office:value="28248.5875706215" calcext:value-type="float">
            <text:p>28248,5875706215</text:p>
          </table:table-cell>
          <table:table-cell table:formula="of:=[.$B$37]/(([.$B$38]+[.J$2])*([.$B19]+1))" office:value-type="float" office:value="28129.3952180028" calcext:value-type="float">
            <text:p>28129,3952180028</text:p>
          </table:table-cell>
          <table:table-cell table:formula="of:=[.$B$37]/(([.$B$38]+[.K$2])*([.$B19]+1))" office:value-type="float" office:value="28011.2044817927" calcext:value-type="float">
            <text:p>28011,2044817927</text:p>
          </table:table-cell>
          <table:table-cell table:formula="of:=[.$B$37]/(([.$B$38]+[.L$2])*([.$B19]+1))" office:value-type="float" office:value="27894.0027894003" calcext:value-type="float">
            <text:p>27894,0027894003</text:p>
          </table:table-cell>
          <table:table-cell table:formula="of:=[.$B$37]/(([.$B$38]+[.M$2])*([.$B19]+1))" office:value-type="float" office:value="27777.7777777778" calcext:value-type="float">
            <text:p>27777,7777777778</text:p>
          </table:table-cell>
          <table:table-cell table:formula="of:=[.$B$37]/(([.$B$38]+[.N$2])*([.$B19]+1))" office:value-type="float" office:value="27662.5172890733" calcext:value-type="float">
            <text:p>27662,5172890733</text:p>
          </table:table-cell>
          <table:table-cell table:formula="of:=[.$B$37]/(([.$B$38]+[.O$2])*([.$B19]+1))" office:value-type="float" office:value="27548.2093663912" calcext:value-type="float">
            <text:p>27548,2093663912</text:p>
          </table:table-cell>
          <table:table-cell table:formula="of:=[.$B$37]/(([.$B$38]+[.P$2])*([.$B19]+1))" office:value-type="float" office:value="27434.8422496571" calcext:value-type="float">
            <text:p>27434,8422496571</text:p>
          </table:table-cell>
          <table:table-cell table:formula="of:=[.$B$37]/(([.$B$38]+[.Q$2])*([.$B19]+1))" office:value-type="float" office:value="27322.4043715847" calcext:value-type="float">
            <text:p>27322,4043715847</text:p>
          </table:table-cell>
          <table:table-cell table:formula="of:=[.$B$37]/(([.$B$38]+[.R$2])*([.$B19]+1))" office:value-type="float" office:value="27210.8843537415" calcext:value-type="float">
            <text:p>27210,8843537415</text:p>
          </table:table-cell>
          <table:table-cell table:number-columns-repeated="1007"/>
        </table:table-row>
        <table:table-row table:style-name="ro2">
          <table:table-cell/>
          <table:table-cell table:formula="of:=[.$B19]+1" office:value-type="float" office:value="18" calcext:value-type="float">
            <text:p>18</text:p>
          </table:table-cell>
          <table:table-cell table:formula="of:=[.$B$37]/(([.$B$38]+[.C$2])*([.$B20]+1))" office:value-type="float" office:value="27459.9542334096" calcext:value-type="float">
            <text:p>27459,9542334096</text:p>
          </table:table-cell>
          <table:table-cell table:formula="of:=[.$B$37]/(([.$B$38]+[.D$2])*([.$B20]+1))" office:value-type="float" office:value="27341.0799726589" calcext:value-type="float">
            <text:p>27341,0799726589</text:p>
          </table:table-cell>
          <table:table-cell table:formula="of:=[.$B$37]/(([.$B$38]+[.E$2])*([.$B20]+1))" office:value-type="float" office:value="27223.2304900181" calcext:value-type="float">
            <text:p>27223,2304900181</text:p>
          </table:table-cell>
          <table:table-cell table:formula="of:=[.$B$37]/(([.$B$38]+[.F$2])*([.$B20]+1))" office:value-type="float" office:value="27106.3925909194" calcext:value-type="float">
            <text:p>27106,3925909194</text:p>
          </table:table-cell>
          <table:table-cell table:formula="of:=[.$B$37]/(([.$B$38]+[.G$2])*([.$B20]+1))" office:value-type="float" office:value="26990.5533063428" calcext:value-type="float">
            <text:p>26990,5533063428</text:p>
          </table:table-cell>
          <table:table-cell table:formula="of:=[.$B$37]/(([.$B$38]+[.H$2])*([.$B20]+1))" office:value-type="float" office:value="26875.6998880179" calcext:value-type="float">
            <text:p>26875,6998880179</text:p>
          </table:table-cell>
          <table:table-cell table:formula="of:=[.$B$37]/(([.$B$38]+[.I$2])*([.$B20]+1))" office:value-type="float" office:value="26761.8198037467" calcext:value-type="float">
            <text:p>26761,8198037467</text:p>
          </table:table-cell>
          <table:table-cell table:formula="of:=[.$B$37]/(([.$B$38]+[.J$2])*([.$B20]+1))" office:value-type="float" office:value="26648.9007328448" calcext:value-type="float">
            <text:p>26648,9007328448</text:p>
          </table:table-cell>
          <table:table-cell table:formula="of:=[.$B$37]/(([.$B$38]+[.K$2])*([.$B20]+1))" office:value-type="float" office:value="26536.9305616984" calcext:value-type="float">
            <text:p>26536,9305616984</text:p>
          </table:table-cell>
          <table:table-cell table:formula="of:=[.$B$37]/(([.$B$38]+[.L$2])*([.$B20]+1))" office:value-type="float" office:value="26425.8973794318" calcext:value-type="float">
            <text:p>26425,8973794318</text:p>
          </table:table-cell>
          <table:table-cell table:formula="of:=[.$B$37]/(([.$B$38]+[.M$2])*([.$B20]+1))" office:value-type="float" office:value="26315.7894736842" calcext:value-type="float">
            <text:p>26315,7894736842</text:p>
          </table:table-cell>
          <table:table-cell table:formula="of:=[.$B$37]/(([.$B$38]+[.N$2])*([.$B20]+1))" office:value-type="float" office:value="26206.5953264905" calcext:value-type="float">
            <text:p>26206,5953264905</text:p>
          </table:table-cell>
          <table:table-cell table:formula="of:=[.$B$37]/(([.$B$38]+[.O$2])*([.$B20]+1))" office:value-type="float" office:value="26098.3036102653" calcext:value-type="float">
            <text:p>26098,3036102653</text:p>
          </table:table-cell>
          <table:table-cell table:formula="of:=[.$B$37]/(([.$B$38]+[.P$2])*([.$B20]+1))" office:value-type="float" office:value="25990.9031838856" calcext:value-type="float">
            <text:p>25990,9031838856</text:p>
          </table:table-cell>
          <table:table-cell table:formula="of:=[.$B$37]/(([.$B$38]+[.Q$2])*([.$B20]+1))" office:value-type="float" office:value="25884.3830888697" calcext:value-type="float">
            <text:p>25884,3830888697</text:p>
          </table:table-cell>
          <table:table-cell table:formula="of:=[.$B$37]/(([.$B$38]+[.R$2])*([.$B20]+1))" office:value-type="float" office:value="25778.7325456498" calcext:value-type="float">
            <text:p>25778,7325456498</text:p>
          </table:table-cell>
          <table:table-cell table:number-columns-repeated="1007"/>
        </table:table-row>
        <table:table-row table:style-name="ro2">
          <table:table-cell/>
          <table:table-cell table:formula="of:=[.$B20]+1" office:value-type="float" office:value="19" calcext:value-type="float">
            <text:p>19</text:p>
          </table:table-cell>
          <table:table-cell table:formula="of:=[.$B$37]/(([.$B$38]+[.C$2])*([.$B21]+1))" office:value-type="float" office:value="26086.9565217391" calcext:value-type="float">
            <text:p>26086,9565217391</text:p>
          </table:table-cell>
          <table:table-cell table:formula="of:=[.$B$37]/(([.$B$38]+[.D$2])*([.$B21]+1))" office:value-type="float" office:value="25974.025974026" calcext:value-type="float">
            <text:p>25974,025974026</text:p>
          </table:table-cell>
          <table:table-cell table:formula="of:=[.$B$37]/(([.$B$38]+[.E$2])*([.$B21]+1))" office:value-type="float" office:value="25862.0689655172" calcext:value-type="float">
            <text:p>25862,0689655172</text:p>
          </table:table-cell>
          <table:table-cell table:formula="of:=[.$B$37]/(([.$B$38]+[.F$2])*([.$B21]+1))" office:value-type="float" office:value="25751.0729613734" calcext:value-type="float">
            <text:p>25751,0729613734</text:p>
          </table:table-cell>
          <table:table-cell table:formula="of:=[.$B$37]/(([.$B$38]+[.G$2])*([.$B21]+1))" office:value-type="float" office:value="25641.0256410256" calcext:value-type="float">
            <text:p>25641,0256410256</text:p>
          </table:table-cell>
          <table:table-cell table:formula="of:=[.$B$37]/(([.$B$38]+[.H$2])*([.$B21]+1))" office:value-type="float" office:value="25531.914893617" calcext:value-type="float">
            <text:p>25531,914893617</text:p>
          </table:table-cell>
          <table:table-cell table:formula="of:=[.$B$37]/(([.$B$38]+[.I$2])*([.$B21]+1))" office:value-type="float" office:value="25423.7288135593" calcext:value-type="float">
            <text:p>25423,7288135593</text:p>
          </table:table-cell>
          <table:table-cell table:formula="of:=[.$B$37]/(([.$B$38]+[.J$2])*([.$B21]+1))" office:value-type="float" office:value="25316.4556962025" calcext:value-type="float">
            <text:p>25316,4556962025</text:p>
          </table:table-cell>
          <table:table-cell table:formula="of:=[.$B$37]/(([.$B$38]+[.K$2])*([.$B21]+1))" office:value-type="float" office:value="25210.0840336134" calcext:value-type="float">
            <text:p>25210,0840336134</text:p>
          </table:table-cell>
          <table:table-cell table:formula="of:=[.$B$37]/(([.$B$38]+[.L$2])*([.$B21]+1))" office:value-type="float" office:value="25104.6025104603" calcext:value-type="float">
            <text:p>25104,6025104603</text:p>
          </table:table-cell>
          <table:table-cell table:formula="of:=[.$B$37]/(([.$B$38]+[.M$2])*([.$B21]+1))" office:value-type="float" office:value="25000" calcext:value-type="float">
            <text:p>25000</text:p>
          </table:table-cell>
          <table:table-cell table:formula="of:=[.$B$37]/(([.$B$38]+[.N$2])*([.$B21]+1))" office:value-type="float" office:value="24896.265560166" calcext:value-type="float">
            <text:p>24896,265560166</text:p>
          </table:table-cell>
          <table:table-cell table:formula="of:=[.$B$37]/(([.$B$38]+[.O$2])*([.$B21]+1))" office:value-type="float" office:value="24793.3884297521" calcext:value-type="float">
            <text:p>24793,3884297521</text:p>
          </table:table-cell>
          <table:table-cell table:formula="of:=[.$B$37]/(([.$B$38]+[.P$2])*([.$B21]+1))" office:value-type="float" office:value="24691.3580246914" calcext:value-type="float">
            <text:p>24691,3580246914</text:p>
          </table:table-cell>
          <table:table-cell table:formula="of:=[.$B$37]/(([.$B$38]+[.Q$2])*([.$B21]+1))" office:value-type="float" office:value="24590.1639344262" calcext:value-type="float">
            <text:p>24590,1639344262</text:p>
          </table:table-cell>
          <table:table-cell table:formula="of:=[.$B$37]/(([.$B$38]+[.R$2])*([.$B21]+1))" office:value-type="float" office:value="24489.7959183674" calcext:value-type="float">
            <text:p>24489,7959183674</text:p>
          </table:table-cell>
          <table:table-cell table:number-columns-repeated="1007"/>
        </table:table-row>
        <table:table-row table:style-name="ro2">
          <table:table-cell/>
          <table:table-cell table:formula="of:=[.$B21]+1" office:value-type="float" office:value="20" calcext:value-type="float">
            <text:p>20</text:p>
          </table:table-cell>
          <table:table-cell table:formula="of:=[.$B$37]/(([.$B$38]+[.C$2])*([.$B22]+1))" office:value-type="float" office:value="24844.7204968944" calcext:value-type="float">
            <text:p>24844,7204968944</text:p>
          </table:table-cell>
          <table:table-cell table:formula="of:=[.$B$37]/(([.$B$38]+[.D$2])*([.$B22]+1))" office:value-type="float" office:value="24737.1675943105" calcext:value-type="float">
            <text:p>24737,1675943105</text:p>
          </table:table-cell>
          <table:table-cell table:formula="of:=[.$B$37]/(([.$B$38]+[.E$2])*([.$B22]+1))" office:value-type="float" office:value="24630.5418719212" calcext:value-type="float">
            <text:p>24630,5418719212</text:p>
          </table:table-cell>
          <table:table-cell table:formula="of:=[.$B$37]/(([.$B$38]+[.F$2])*([.$B22]+1))" office:value-type="float" office:value="24524.8313917842" calcext:value-type="float">
            <text:p>24524,8313917842</text:p>
          </table:table-cell>
          <table:table-cell table:formula="of:=[.$B$37]/(([.$B$38]+[.G$2])*([.$B22]+1))" office:value-type="float" office:value="24420.0244200244" calcext:value-type="float">
            <text:p>24420,0244200244</text:p>
          </table:table-cell>
          <table:table-cell table:formula="of:=[.$B$37]/(([.$B$38]+[.H$2])*([.$B22]+1))" office:value-type="float" office:value="24316.1094224924" calcext:value-type="float">
            <text:p>24316,1094224924</text:p>
          </table:table-cell>
          <table:table-cell table:formula="of:=[.$B$37]/(([.$B$38]+[.I$2])*([.$B22]+1))" office:value-type="float" office:value="24213.0750605327" calcext:value-type="float">
            <text:p>24213,0750605327</text:p>
          </table:table-cell>
          <table:table-cell table:formula="of:=[.$B$37]/(([.$B$38]+[.J$2])*([.$B22]+1))" office:value-type="float" office:value="24110.9101868596" calcext:value-type="float">
            <text:p>24110,9101868596</text:p>
          </table:table-cell>
          <table:table-cell table:formula="of:=[.$B$37]/(([.$B$38]+[.K$2])*([.$B22]+1))" office:value-type="float" office:value="24009.6038415366" calcext:value-type="float">
            <text:p>24009,6038415366</text:p>
          </table:table-cell>
          <table:table-cell table:formula="of:=[.$B$37]/(([.$B$38]+[.L$2])*([.$B22]+1))" office:value-type="float" office:value="23909.1452480574" calcext:value-type="float">
            <text:p>23909,1452480574</text:p>
          </table:table-cell>
          <table:table-cell table:formula="of:=[.$B$37]/(([.$B$38]+[.M$2])*([.$B22]+1))" office:value-type="float" office:value="23809.5238095238" calcext:value-type="float">
            <text:p>23809,5238095238</text:p>
          </table:table-cell>
          <table:table-cell table:formula="of:=[.$B$37]/(([.$B$38]+[.N$2])*([.$B22]+1))" office:value-type="float" office:value="23710.72910492" calcext:value-type="float">
            <text:p>23710,72910492</text:p>
          </table:table-cell>
          <table:table-cell table:formula="of:=[.$B$37]/(([.$B$38]+[.O$2])*([.$B22]+1))" office:value-type="float" office:value="23612.7508854782" calcext:value-type="float">
            <text:p>23612,7508854782</text:p>
          </table:table-cell>
          <table:table-cell table:formula="of:=[.$B$37]/(([.$B$38]+[.P$2])*([.$B22]+1))" office:value-type="float" office:value="23515.5790711346" calcext:value-type="float">
            <text:p>23515,5790711346</text:p>
          </table:table-cell>
          <table:table-cell table:formula="of:=[.$B$37]/(([.$B$38]+[.Q$2])*([.$B22]+1))" office:value-type="float" office:value="23419.2037470726" calcext:value-type="float">
            <text:p>23419,2037470726</text:p>
          </table:table-cell>
          <table:table-cell table:formula="of:=[.$B$37]/(([.$B$38]+[.R$2])*([.$B22]+1))" office:value-type="float" office:value="23323.6151603499" calcext:value-type="float">
            <text:p>23323,6151603499</text:p>
          </table:table-cell>
          <table:table-cell table:number-columns-repeated="1007"/>
        </table:table-row>
        <table:table-row table:style-name="ro2">
          <table:table-cell/>
          <table:table-cell table:formula="of:=[.$B22]+1" office:value-type="float" office:value="21" calcext:value-type="float">
            <text:p>21</text:p>
          </table:table-cell>
          <table:table-cell table:formula="of:=[.$B$37]/(([.$B$38]+[.C$2])*([.$B23]+1))" office:value-type="float" office:value="23715.4150197628" calcext:value-type="float">
            <text:p>23715,4150197628</text:p>
          </table:table-cell>
          <table:table-cell table:formula="of:=[.$B$37]/(([.$B$38]+[.D$2])*([.$B23]+1))" office:value-type="float" office:value="23612.7508854782" calcext:value-type="float">
            <text:p>23612,7508854782</text:p>
          </table:table-cell>
          <table:table-cell table:formula="of:=[.$B$37]/(([.$B$38]+[.E$2])*([.$B23]+1))" office:value-type="float" office:value="23510.9717868339" calcext:value-type="float">
            <text:p>23510,9717868339</text:p>
          </table:table-cell>
          <table:table-cell table:formula="of:=[.$B$37]/(([.$B$38]+[.F$2])*([.$B23]+1))" office:value-type="float" office:value="23410.0663285213" calcext:value-type="float">
            <text:p>23410,0663285213</text:p>
          </table:table-cell>
          <table:table-cell table:formula="of:=[.$B$37]/(([.$B$38]+[.G$2])*([.$B23]+1))" office:value-type="float" office:value="23310.0233100233" calcext:value-type="float">
            <text:p>23310,0233100233</text:p>
          </table:table-cell>
          <table:table-cell table:formula="of:=[.$B$37]/(([.$B$38]+[.H$2])*([.$B23]+1))" office:value-type="float" office:value="23210.83172147" calcext:value-type="float">
            <text:p>23210,83172147</text:p>
          </table:table-cell>
          <table:table-cell table:formula="of:=[.$B$37]/(([.$B$38]+[.I$2])*([.$B23]+1))" office:value-type="float" office:value="23112.4807395994" calcext:value-type="float">
            <text:p>23112,4807395994</text:p>
          </table:table-cell>
          <table:table-cell table:formula="of:=[.$B$37]/(([.$B$38]+[.J$2])*([.$B23]+1))" office:value-type="float" office:value="23014.9597238205" calcext:value-type="float">
            <text:p>23014,9597238205</text:p>
          </table:table-cell>
          <table:table-cell table:formula="of:=[.$B$37]/(([.$B$38]+[.K$2])*([.$B23]+1))" office:value-type="float" office:value="22918.2582123759" calcext:value-type="float">
            <text:p>22918,2582123759</text:p>
          </table:table-cell>
          <table:table-cell table:formula="of:=[.$B$37]/(([.$B$38]+[.L$2])*([.$B23]+1))" office:value-type="float" office:value="22822.3659186002" calcext:value-type="float">
            <text:p>22822,3659186002</text:p>
          </table:table-cell>
          <table:table-cell table:formula="of:=[.$B$37]/(([.$B$38]+[.M$2])*([.$B23]+1))" office:value-type="float" office:value="22727.2727272727" calcext:value-type="float">
            <text:p>22727,2727272727</text:p>
          </table:table-cell>
          <table:table-cell table:formula="of:=[.$B$37]/(([.$B$38]+[.N$2])*([.$B23]+1))" office:value-type="float" office:value="22632.96869106" calcext:value-type="float">
            <text:p>22632,96869106</text:p>
          </table:table-cell>
          <table:table-cell table:formula="of:=[.$B$37]/(([.$B$38]+[.O$2])*([.$B23]+1))" office:value-type="float" office:value="22539.4440270473" calcext:value-type="float">
            <text:p>22539,4440270473</text:p>
          </table:table-cell>
          <table:table-cell table:formula="of:=[.$B$37]/(([.$B$38]+[.P$2])*([.$B23]+1))" office:value-type="float" office:value="22446.6891133558" calcext:value-type="float">
            <text:p>22446,6891133558</text:p>
          </table:table-cell>
          <table:table-cell table:formula="of:=[.$B$37]/(([.$B$38]+[.Q$2])*([.$B23]+1))" office:value-type="float" office:value="22354.694485842" calcext:value-type="float">
            <text:p>22354,694485842</text:p>
          </table:table-cell>
          <table:table-cell table:formula="of:=[.$B$37]/(([.$B$38]+[.R$2])*([.$B23]+1))" office:value-type="float" office:value="22263.4508348794" calcext:value-type="float">
            <text:p>22263,4508348794</text:p>
          </table:table-cell>
          <table:table-cell table:number-columns-repeated="1007"/>
        </table:table-row>
        <table:table-row table:style-name="ro2">
          <table:table-cell/>
          <table:table-cell table:formula="of:=[.$B23]+1" office:value-type="float" office:value="22" calcext:value-type="float">
            <text:p>22</text:p>
          </table:table-cell>
          <table:table-cell table:formula="of:=[.$B$37]/(([.$B$38]+[.C$2])*([.$B24]+1))" office:value-type="float" office:value="22684.3100189036" calcext:value-type="float">
            <text:p>22684,3100189036</text:p>
          </table:table-cell>
          <table:table-cell table:formula="of:=[.$B$37]/(([.$B$38]+[.D$2])*([.$B24]+1))" office:value-type="float" office:value="22586.1095426313" calcext:value-type="float">
            <text:p>22586,1095426313</text:p>
          </table:table-cell>
          <table:table-cell table:formula="of:=[.$B$37]/(([.$B$38]+[.E$2])*([.$B24]+1))" office:value-type="float" office:value="22488.7556221889" calcext:value-type="float">
            <text:p>22488,7556221889</text:p>
          </table:table-cell>
          <table:table-cell table:formula="of:=[.$B$37]/(([.$B$38]+[.F$2])*([.$B24]+1))" office:value-type="float" office:value="22392.237357716" calcext:value-type="float">
            <text:p>22392,237357716</text:p>
          </table:table-cell>
          <table:table-cell table:formula="of:=[.$B$37]/(([.$B$38]+[.G$2])*([.$B24]+1))" office:value-type="float" office:value="22296.5440356745" calcext:value-type="float">
            <text:p>22296,5440356745</text:p>
          </table:table-cell>
          <table:table-cell table:formula="of:=[.$B$37]/(([.$B$38]+[.H$2])*([.$B24]+1))" office:value-type="float" office:value="22201.6651248844" calcext:value-type="float">
            <text:p>22201,6651248844</text:p>
          </table:table-cell>
          <table:table-cell table:formula="of:=[.$B$37]/(([.$B$38]+[.I$2])*([.$B24]+1))" office:value-type="float" office:value="22107.5902726603" calcext:value-type="float">
            <text:p>22107,5902726603</text:p>
          </table:table-cell>
          <table:table-cell table:formula="of:=[.$B$37]/(([.$B$38]+[.J$2])*([.$B24]+1))" office:value-type="float" office:value="22014.3093010457" calcext:value-type="float">
            <text:p>22014,3093010457</text:p>
          </table:table-cell>
          <table:table-cell table:formula="of:=[.$B$37]/(([.$B$38]+[.K$2])*([.$B24]+1))" office:value-type="float" office:value="21921.8122031421" calcext:value-type="float">
            <text:p>21921,8122031421</text:p>
          </table:table-cell>
          <table:table-cell table:formula="of:=[.$B$37]/(([.$B$38]+[.L$2])*([.$B24]+1))" office:value-type="float" office:value="21830.0891395307" calcext:value-type="float">
            <text:p>21830,0891395307</text:p>
          </table:table-cell>
          <table:table-cell table:formula="of:=[.$B$37]/(([.$B$38]+[.M$2])*([.$B24]+1))" office:value-type="float" office:value="21739.1304347826" calcext:value-type="float">
            <text:p>21739,1304347826</text:p>
          </table:table-cell>
          <table:table-cell table:formula="of:=[.$B$37]/(([.$B$38]+[.N$2])*([.$B24]+1))" office:value-type="float" office:value="21648.9265740574" calcext:value-type="float">
            <text:p>21648,9265740574</text:p>
          </table:table-cell>
          <table:table-cell table:formula="of:=[.$B$37]/(([.$B$38]+[.O$2])*([.$B24]+1))" office:value-type="float" office:value="21559.4681997844" calcext:value-type="float">
            <text:p>21559,4681997844</text:p>
          </table:table-cell>
          <table:table-cell table:formula="of:=[.$B$37]/(([.$B$38]+[.P$2])*([.$B24]+1))" office:value-type="float" office:value="21470.7461084273" calcext:value-type="float">
            <text:p>21470,7461084273</text:p>
          </table:table-cell>
          <table:table-cell table:formula="of:=[.$B$37]/(([.$B$38]+[.Q$2])*([.$B24]+1))" office:value-type="float" office:value="21382.7512473272" calcext:value-type="float">
            <text:p>21382,7512473272</text:p>
          </table:table-cell>
          <table:table-cell table:formula="of:=[.$B$37]/(([.$B$38]+[.R$2])*([.$B24]+1))" office:value-type="float" office:value="21295.4747116238" calcext:value-type="float">
            <text:p>21295,4747116238</text:p>
          </table:table-cell>
          <table:table-cell table:number-columns-repeated="1007"/>
        </table:table-row>
        <table:table-row table:style-name="ro2">
          <table:table-cell/>
          <table:table-cell table:formula="of:=[.$B24]+1" office:value-type="float" office:value="23" calcext:value-type="float">
            <text:p>23</text:p>
          </table:table-cell>
          <table:table-cell table:formula="of:=[.$B$37]/(([.$B$38]+[.C$2])*([.$B25]+1))" office:value-type="float" office:value="21739.1304347826" calcext:value-type="float">
            <text:p>21739,1304347826</text:p>
          </table:table-cell>
          <table:table-cell table:formula="of:=[.$B$37]/(([.$B$38]+[.D$2])*([.$B25]+1))" office:value-type="float" office:value="21645.0216450216" calcext:value-type="float">
            <text:p>21645,0216450216</text:p>
          </table:table-cell>
          <table:table-cell table:formula="of:=[.$B$37]/(([.$B$38]+[.E$2])*([.$B25]+1))" office:value-type="float" office:value="21551.724137931" calcext:value-type="float">
            <text:p>21551,724137931</text:p>
          </table:table-cell>
          <table:table-cell table:formula="of:=[.$B$37]/(([.$B$38]+[.F$2])*([.$B25]+1))" office:value-type="float" office:value="21459.2274678112" calcext:value-type="float">
            <text:p>21459,2274678112</text:p>
          </table:table-cell>
          <table:table-cell table:formula="of:=[.$B$37]/(([.$B$38]+[.G$2])*([.$B25]+1))" office:value-type="float" office:value="21367.5213675214" calcext:value-type="float">
            <text:p>21367,5213675214</text:p>
          </table:table-cell>
          <table:table-cell table:formula="of:=[.$B$37]/(([.$B$38]+[.H$2])*([.$B25]+1))" office:value-type="float" office:value="21276.5957446809" calcext:value-type="float">
            <text:p>21276,5957446809</text:p>
          </table:table-cell>
          <table:table-cell table:formula="of:=[.$B$37]/(([.$B$38]+[.I$2])*([.$B25]+1))" office:value-type="float" office:value="21186.4406779661" calcext:value-type="float">
            <text:p>21186,4406779661</text:p>
          </table:table-cell>
          <table:table-cell table:formula="of:=[.$B$37]/(([.$B$38]+[.J$2])*([.$B25]+1))" office:value-type="float" office:value="21097.0464135021" calcext:value-type="float">
            <text:p>21097,0464135021</text:p>
          </table:table-cell>
          <table:table-cell table:formula="of:=[.$B$37]/(([.$B$38]+[.K$2])*([.$B25]+1))" office:value-type="float" office:value="21008.4033613445" calcext:value-type="float">
            <text:p>21008,4033613445</text:p>
          </table:table-cell>
          <table:table-cell table:formula="of:=[.$B$37]/(([.$B$38]+[.L$2])*([.$B25]+1))" office:value-type="float" office:value="20920.5020920502" calcext:value-type="float">
            <text:p>20920,5020920502</text:p>
          </table:table-cell>
          <table:table-cell table:formula="of:=[.$B$37]/(([.$B$38]+[.M$2])*([.$B25]+1))" office:value-type="float" office:value="20833.3333333333" calcext:value-type="float">
            <text:p>20833,3333333333</text:p>
          </table:table-cell>
          <table:table-cell table:formula="of:=[.$B$37]/(([.$B$38]+[.N$2])*([.$B25]+1))" office:value-type="float" office:value="20746.887966805" calcext:value-type="float">
            <text:p>20746,887966805</text:p>
          </table:table-cell>
          <table:table-cell table:formula="of:=[.$B$37]/(([.$B$38]+[.O$2])*([.$B25]+1))" office:value-type="float" office:value="20661.1570247934" calcext:value-type="float">
            <text:p>20661,1570247934</text:p>
          </table:table-cell>
          <table:table-cell table:formula="of:=[.$B$37]/(([.$B$38]+[.P$2])*([.$B25]+1))" office:value-type="float" office:value="20576.1316872428" calcext:value-type="float">
            <text:p>20576,1316872428</text:p>
          </table:table-cell>
          <table:table-cell table:formula="of:=[.$B$37]/(([.$B$38]+[.Q$2])*([.$B25]+1))" office:value-type="float" office:value="20491.8032786885" calcext:value-type="float">
            <text:p>20491,8032786885</text:p>
          </table:table-cell>
          <table:table-cell table:formula="of:=[.$B$37]/(([.$B$38]+[.R$2])*([.$B25]+1))" office:value-type="float" office:value="20408.1632653061" calcext:value-type="float">
            <text:p>20408,1632653061</text:p>
          </table:table-cell>
          <table:table-cell table:number-columns-repeated="1007"/>
        </table:table-row>
        <table:table-row table:style-name="ro2">
          <table:table-cell/>
          <table:table-cell table:formula="of:=[.$B25]+1" office:value-type="float" office:value="24" calcext:value-type="float">
            <text:p>24</text:p>
          </table:table-cell>
          <table:table-cell table:formula="of:=[.$B$37]/(([.$B$38]+[.C$2])*([.$B26]+1))" office:value-type="float" office:value="20869.5652173913" calcext:value-type="float">
            <text:p>20869,5652173913</text:p>
          </table:table-cell>
          <table:table-cell table:formula="of:=[.$B$37]/(([.$B$38]+[.D$2])*([.$B26]+1))" office:value-type="float" office:value="20779.2207792208" calcext:value-type="float">
            <text:p>20779,2207792208</text:p>
          </table:table-cell>
          <table:table-cell table:formula="of:=[.$B$37]/(([.$B$38]+[.E$2])*([.$B26]+1))" office:value-type="float" office:value="20689.6551724138" calcext:value-type="float">
            <text:p>20689,6551724138</text:p>
          </table:table-cell>
          <table:table-cell table:formula="of:=[.$B$37]/(([.$B$38]+[.F$2])*([.$B26]+1))" office:value-type="float" office:value="20600.8583690987" calcext:value-type="float">
            <text:p>20600,8583690987</text:p>
          </table:table-cell>
          <table:table-cell table:formula="of:=[.$B$37]/(([.$B$38]+[.G$2])*([.$B26]+1))" office:value-type="float" office:value="20512.8205128205" calcext:value-type="float">
            <text:p>20512,8205128205</text:p>
          </table:table-cell>
          <table:table-cell table:formula="of:=[.$B$37]/(([.$B$38]+[.H$2])*([.$B26]+1))" office:value-type="float" office:value="20425.5319148936" calcext:value-type="float">
            <text:p>20425,5319148936</text:p>
          </table:table-cell>
          <table:table-cell table:formula="of:=[.$B$37]/(([.$B$38]+[.I$2])*([.$B26]+1))" office:value-type="float" office:value="20338.9830508475" calcext:value-type="float">
            <text:p>20338,9830508475</text:p>
          </table:table-cell>
          <table:table-cell table:formula="of:=[.$B$37]/(([.$B$38]+[.J$2])*([.$B26]+1))" office:value-type="float" office:value="20253.164556962" calcext:value-type="float">
            <text:p>20253,164556962</text:p>
          </table:table-cell>
          <table:table-cell table:formula="of:=[.$B$37]/(([.$B$38]+[.K$2])*([.$B26]+1))" office:value-type="float" office:value="20168.0672268908" calcext:value-type="float">
            <text:p>20168,0672268908</text:p>
          </table:table-cell>
          <table:table-cell table:formula="of:=[.$B$37]/(([.$B$38]+[.L$2])*([.$B26]+1))" office:value-type="float" office:value="20083.6820083682" calcext:value-type="float">
            <text:p>20083,6820083682</text:p>
          </table:table-cell>
          <table:table-cell table:formula="of:=[.$B$37]/(([.$B$38]+[.M$2])*([.$B26]+1))" office:value-type="float" office:value="20000" calcext:value-type="float">
            <text:p>20000</text:p>
          </table:table-cell>
          <table:table-cell table:formula="of:=[.$B$37]/(([.$B$38]+[.N$2])*([.$B26]+1))" office:value-type="float" office:value="19917.0124481328" calcext:value-type="float">
            <text:p>19917,0124481328</text:p>
          </table:table-cell>
          <table:table-cell table:formula="of:=[.$B$37]/(([.$B$38]+[.O$2])*([.$B26]+1))" office:value-type="float" office:value="19834.7107438017" calcext:value-type="float">
            <text:p>19834,7107438017</text:p>
          </table:table-cell>
          <table:table-cell table:formula="of:=[.$B$37]/(([.$B$38]+[.P$2])*([.$B26]+1))" office:value-type="float" office:value="19753.0864197531" calcext:value-type="float">
            <text:p>19753,0864197531</text:p>
          </table:table-cell>
          <table:table-cell table:formula="of:=[.$B$37]/(([.$B$38]+[.Q$2])*([.$B26]+1))" office:value-type="float" office:value="19672.131147541" calcext:value-type="float">
            <text:p>19672,131147541</text:p>
          </table:table-cell>
          <table:table-cell table:formula="of:=[.$B$37]/(([.$B$38]+[.R$2])*([.$B26]+1))" office:value-type="float" office:value="19591.8367346939" calcext:value-type="float">
            <text:p>19591,8367346939</text:p>
          </table:table-cell>
          <table:table-cell table:number-columns-repeated="1007"/>
        </table:table-row>
        <table:table-row table:style-name="ro2">
          <table:table-cell/>
          <table:table-cell table:formula="of:=[.$B26]+1" office:value-type="float" office:value="25" calcext:value-type="float">
            <text:p>25</text:p>
          </table:table-cell>
          <table:table-cell table:formula="of:=[.$B$37]/(([.$B$38]+[.C$2])*([.$B27]+1))" office:value-type="float" office:value="20066.889632107" calcext:value-type="float">
            <text:p>20066,889632107</text:p>
          </table:table-cell>
          <table:table-cell table:formula="of:=[.$B$37]/(([.$B$38]+[.D$2])*([.$B27]+1))" office:value-type="float" office:value="19980.01998002" calcext:value-type="float">
            <text:p>19980,01998002</text:p>
          </table:table-cell>
          <table:table-cell table:formula="of:=[.$B$37]/(([.$B$38]+[.E$2])*([.$B27]+1))" office:value-type="float" office:value="19893.899204244" calcext:value-type="float">
            <text:p>19893,899204244</text:p>
          </table:table-cell>
          <table:table-cell table:formula="of:=[.$B$37]/(([.$B$38]+[.F$2])*([.$B27]+1))" office:value-type="float" office:value="19808.5176625949" calcext:value-type="float">
            <text:p>19808,5176625949</text:p>
          </table:table-cell>
          <table:table-cell table:formula="of:=[.$B$37]/(([.$B$38]+[.G$2])*([.$B27]+1))" office:value-type="float" office:value="19723.865877712" calcext:value-type="float">
            <text:p>19723,865877712</text:p>
          </table:table-cell>
          <table:table-cell table:formula="of:=[.$B$37]/(([.$B$38]+[.H$2])*([.$B27]+1))" office:value-type="float" office:value="19639.9345335516" calcext:value-type="float">
            <text:p>19639,9345335516</text:p>
          </table:table-cell>
          <table:table-cell table:formula="of:=[.$B$37]/(([.$B$38]+[.I$2])*([.$B27]+1))" office:value-type="float" office:value="19556.7144719687" calcext:value-type="float">
            <text:p>19556,7144719687</text:p>
          </table:table-cell>
          <table:table-cell table:formula="of:=[.$B$37]/(([.$B$38]+[.J$2])*([.$B27]+1))" office:value-type="float" office:value="19474.1966893866" calcext:value-type="float">
            <text:p>19474,1966893866</text:p>
          </table:table-cell>
          <table:table-cell table:formula="of:=[.$B$37]/(([.$B$38]+[.K$2])*([.$B27]+1))" office:value-type="float" office:value="19392.3723335488" calcext:value-type="float">
            <text:p>19392,3723335488</text:p>
          </table:table-cell>
          <table:table-cell table:formula="of:=[.$B$37]/(([.$B$38]+[.L$2])*([.$B27]+1))" office:value-type="float" office:value="19311.232700354" calcext:value-type="float">
            <text:p>19311,232700354</text:p>
          </table:table-cell>
          <table:table-cell table:formula="of:=[.$B$37]/(([.$B$38]+[.M$2])*([.$B27]+1))" office:value-type="float" office:value="19230.7692307692" calcext:value-type="float">
            <text:p>19230,7692307692</text:p>
          </table:table-cell>
          <table:table-cell table:formula="of:=[.$B$37]/(([.$B$38]+[.N$2])*([.$B27]+1))" office:value-type="float" office:value="19150.97350782" calcext:value-type="float">
            <text:p>19150,97350782</text:p>
          </table:table-cell>
          <table:table-cell table:formula="of:=[.$B$37]/(([.$B$38]+[.O$2])*([.$B27]+1))" office:value-type="float" office:value="19071.8372536554" calcext:value-type="float">
            <text:p>19071,8372536554</text:p>
          </table:table-cell>
          <table:table-cell table:formula="of:=[.$B$37]/(([.$B$38]+[.P$2])*([.$B27]+1))" office:value-type="float" office:value="18993.3523266857" calcext:value-type="float">
            <text:p>18993,3523266857</text:p>
          </table:table-cell>
          <table:table-cell table:formula="of:=[.$B$37]/(([.$B$38]+[.Q$2])*([.$B27]+1))" office:value-type="float" office:value="18915.5107187894" calcext:value-type="float">
            <text:p>18915,5107187894</text:p>
          </table:table-cell>
          <table:table-cell table:formula="of:=[.$B$37]/(([.$B$38]+[.R$2])*([.$B27]+1))" office:value-type="float" office:value="18838.3045525903" calcext:value-type="float">
            <text:p>18838,3045525903</text:p>
          </table:table-cell>
          <table:table-cell table:number-columns-repeated="1007"/>
        </table:table-row>
        <table:table-row table:style-name="ro2">
          <table:table-cell/>
          <table:table-cell table:formula="of:=[.$B27]+1" office:value-type="float" office:value="26" calcext:value-type="float">
            <text:p>26</text:p>
          </table:table-cell>
          <table:table-cell table:formula="of:=[.$B$37]/(([.$B$38]+[.C$2])*([.$B28]+1))" office:value-type="float" office:value="19323.6714975845" calcext:value-type="float">
            <text:p>19323,6714975845</text:p>
          </table:table-cell>
          <table:table-cell table:formula="of:=[.$B$37]/(([.$B$38]+[.D$2])*([.$B28]+1))" office:value-type="float" office:value="19240.0192400192" calcext:value-type="float">
            <text:p>19240,0192400192</text:p>
          </table:table-cell>
          <table:table-cell table:formula="of:=[.$B$37]/(([.$B$38]+[.E$2])*([.$B28]+1))" office:value-type="float" office:value="19157.0881226054" calcext:value-type="float">
            <text:p>19157,0881226054</text:p>
          </table:table-cell>
          <table:table-cell table:formula="of:=[.$B$37]/(([.$B$38]+[.F$2])*([.$B28]+1))" office:value-type="float" office:value="19074.8688602766" calcext:value-type="float">
            <text:p>19074,8688602766</text:p>
          </table:table-cell>
          <table:table-cell table:formula="of:=[.$B$37]/(([.$B$38]+[.G$2])*([.$B28]+1))" office:value-type="float" office:value="18993.3523266857" calcext:value-type="float">
            <text:p>18993,3523266857</text:p>
          </table:table-cell>
          <table:table-cell table:formula="of:=[.$B$37]/(([.$B$38]+[.H$2])*([.$B28]+1))" office:value-type="float" office:value="18912.5295508274" calcext:value-type="float">
            <text:p>18912,5295508274</text:p>
          </table:table-cell>
          <table:table-cell table:formula="of:=[.$B$37]/(([.$B$38]+[.I$2])*([.$B28]+1))" office:value-type="float" office:value="18832.3917137476" calcext:value-type="float">
            <text:p>18832,3917137476</text:p>
          </table:table-cell>
          <table:table-cell table:formula="of:=[.$B$37]/(([.$B$38]+[.J$2])*([.$B28]+1))" office:value-type="float" office:value="18752.9301453352" calcext:value-type="float">
            <text:p>18752,9301453352</text:p>
          </table:table-cell>
          <table:table-cell table:formula="of:=[.$B$37]/(([.$B$38]+[.K$2])*([.$B28]+1))" office:value-type="float" office:value="18674.1363211951" calcext:value-type="float">
            <text:p>18674,1363211951</text:p>
          </table:table-cell>
          <table:table-cell table:formula="of:=[.$B$37]/(([.$B$38]+[.L$2])*([.$B28]+1))" office:value-type="float" office:value="18596.0018596002" calcext:value-type="float">
            <text:p>18596,0018596002</text:p>
          </table:table-cell>
          <table:table-cell table:formula="of:=[.$B$37]/(([.$B$38]+[.M$2])*([.$B28]+1))" office:value-type="float" office:value="18518.5185185185" calcext:value-type="float">
            <text:p>18518,5185185185</text:p>
          </table:table-cell>
          <table:table-cell table:formula="of:=[.$B$37]/(([.$B$38]+[.N$2])*([.$B28]+1))" office:value-type="float" office:value="18441.6781927155" calcext:value-type="float">
            <text:p>18441,6781927155</text:p>
          </table:table-cell>
          <table:table-cell table:formula="of:=[.$B$37]/(([.$B$38]+[.O$2])*([.$B28]+1))" office:value-type="float" office:value="18365.4729109275" calcext:value-type="float">
            <text:p>18365,4729109275</text:p>
          </table:table-cell>
          <table:table-cell table:formula="of:=[.$B$37]/(([.$B$38]+[.P$2])*([.$B28]+1))" office:value-type="float" office:value="18289.8948331047" calcext:value-type="float">
            <text:p>18289,8948331047</text:p>
          </table:table-cell>
          <table:table-cell table:formula="of:=[.$B$37]/(([.$B$38]+[.Q$2])*([.$B28]+1))" office:value-type="float" office:value="18214.9362477231" calcext:value-type="float">
            <text:p>18214,9362477231</text:p>
          </table:table-cell>
          <table:table-cell table:formula="of:=[.$B$37]/(([.$B$38]+[.R$2])*([.$B28]+1))" office:value-type="float" office:value="18140.589569161" calcext:value-type="float">
            <text:p>18140,589569161</text:p>
          </table:table-cell>
          <table:table-cell table:number-columns-repeated="1007"/>
        </table:table-row>
        <table:table-row table:style-name="ro2">
          <table:table-cell/>
          <table:table-cell table:formula="of:=[.$B28]+1" office:value-type="float" office:value="27" calcext:value-type="float">
            <text:p>27</text:p>
          </table:table-cell>
          <table:table-cell table:formula="of:=[.$B$37]/(([.$B$38]+[.C$2])*([.$B29]+1))" office:value-type="float" office:value="18633.5403726708" calcext:value-type="float">
            <text:p>18633,5403726708</text:p>
          </table:table-cell>
          <table:table-cell table:formula="of:=[.$B$37]/(([.$B$38]+[.D$2])*([.$B29]+1))" office:value-type="float" office:value="18552.8756957328" calcext:value-type="float">
            <text:p>18552,8756957328</text:p>
          </table:table-cell>
          <table:table-cell table:formula="of:=[.$B$37]/(([.$B$38]+[.E$2])*([.$B29]+1))" office:value-type="float" office:value="18472.9064039409" calcext:value-type="float">
            <text:p>18472,9064039409</text:p>
          </table:table-cell>
          <table:table-cell table:formula="of:=[.$B$37]/(([.$B$38]+[.F$2])*([.$B29]+1))" office:value-type="float" office:value="18393.6235438381" calcext:value-type="float">
            <text:p>18393,6235438381</text:p>
          </table:table-cell>
          <table:table-cell table:formula="of:=[.$B$37]/(([.$B$38]+[.G$2])*([.$B29]+1))" office:value-type="float" office:value="18315.0183150183" calcext:value-type="float">
            <text:p>18315,0183150183</text:p>
          </table:table-cell>
          <table:table-cell table:formula="of:=[.$B$37]/(([.$B$38]+[.H$2])*([.$B29]+1))" office:value-type="float" office:value="18237.0820668693" calcext:value-type="float">
            <text:p>18237,0820668693</text:p>
          </table:table-cell>
          <table:table-cell table:formula="of:=[.$B$37]/(([.$B$38]+[.I$2])*([.$B29]+1))" office:value-type="float" office:value="18159.8062953995" calcext:value-type="float">
            <text:p>18159,8062953995</text:p>
          </table:table-cell>
          <table:table-cell table:formula="of:=[.$B$37]/(([.$B$38]+[.J$2])*([.$B29]+1))" office:value-type="float" office:value="18083.1826401447" calcext:value-type="float">
            <text:p>18083,1826401447</text:p>
          </table:table-cell>
          <table:table-cell table:formula="of:=[.$B$37]/(([.$B$38]+[.K$2])*([.$B29]+1))" office:value-type="float" office:value="18007.2028811525" calcext:value-type="float">
            <text:p>18007,2028811525</text:p>
          </table:table-cell>
          <table:table-cell table:formula="of:=[.$B$37]/(([.$B$38]+[.L$2])*([.$B29]+1))" office:value-type="float" office:value="17931.858936043" calcext:value-type="float">
            <text:p>17931,858936043</text:p>
          </table:table-cell>
          <table:table-cell table:formula="of:=[.$B$37]/(([.$B$38]+[.M$2])*([.$B29]+1))" office:value-type="float" office:value="17857.1428571429" calcext:value-type="float">
            <text:p>17857,1428571429</text:p>
          </table:table-cell>
          <table:table-cell table:formula="of:=[.$B$37]/(([.$B$38]+[.N$2])*([.$B29]+1))" office:value-type="float" office:value="17783.04682869" calcext:value-type="float">
            <text:p>17783,04682869</text:p>
          </table:table-cell>
          <table:table-cell table:formula="of:=[.$B$37]/(([.$B$38]+[.O$2])*([.$B29]+1))" office:value-type="float" office:value="17709.5631641086" calcext:value-type="float">
            <text:p>17709,5631641086</text:p>
          </table:table-cell>
          <table:table-cell table:formula="of:=[.$B$37]/(([.$B$38]+[.P$2])*([.$B29]+1))" office:value-type="float" office:value="17636.684303351" calcext:value-type="float">
            <text:p>17636,684303351</text:p>
          </table:table-cell>
          <table:table-cell table:formula="of:=[.$B$37]/(([.$B$38]+[.Q$2])*([.$B29]+1))" office:value-type="float" office:value="17564.4028103045" calcext:value-type="float">
            <text:p>17564,4028103045</text:p>
          </table:table-cell>
          <table:table-cell table:formula="of:=[.$B$37]/(([.$B$38]+[.R$2])*([.$B29]+1))" office:value-type="float" office:value="17492.7113702624" calcext:value-type="float">
            <text:p>17492,7113702624</text:p>
          </table:table-cell>
          <table:table-cell table:number-columns-repeated="1007"/>
        </table:table-row>
        <table:table-row table:style-name="ro2">
          <table:table-cell/>
          <table:table-cell table:formula="of:=[.$B29]+1" office:value-type="float" office:value="28" calcext:value-type="float">
            <text:p>28</text:p>
          </table:table-cell>
          <table:table-cell table:formula="of:=[.$B$37]/(([.$B$38]+[.C$2])*([.$B30]+1))" office:value-type="float" office:value="17991.0044977511" calcext:value-type="float">
            <text:p>17991,0044977511</text:p>
          </table:table-cell>
          <table:table-cell table:formula="of:=[.$B$37]/(([.$B$38]+[.D$2])*([.$B30]+1))" office:value-type="float" office:value="17913.1213613972" calcext:value-type="float">
            <text:p>17913,1213613972</text:p>
          </table:table-cell>
          <table:table-cell table:formula="of:=[.$B$37]/(([.$B$38]+[.E$2])*([.$B30]+1))" office:value-type="float" office:value="17835.9096313912" calcext:value-type="float">
            <text:p>17835,9096313912</text:p>
          </table:table-cell>
          <table:table-cell table:formula="of:=[.$B$37]/(([.$B$38]+[.F$2])*([.$B30]+1))" office:value-type="float" office:value="17759.3606630161" calcext:value-type="float">
            <text:p>17759,3606630161</text:p>
          </table:table-cell>
          <table:table-cell table:formula="of:=[.$B$37]/(([.$B$38]+[.G$2])*([.$B30]+1))" office:value-type="float" office:value="17683.465959328" calcext:value-type="float">
            <text:p>17683,465959328</text:p>
          </table:table-cell>
          <table:table-cell table:formula="of:=[.$B$37]/(([.$B$38]+[.H$2])*([.$B30]+1))" office:value-type="float" office:value="17608.2171680117" calcext:value-type="float">
            <text:p>17608,2171680117</text:p>
          </table:table-cell>
          <table:table-cell table:formula="of:=[.$B$37]/(([.$B$38]+[.I$2])*([.$B30]+1))" office:value-type="float" office:value="17533.6060783168" calcext:value-type="float">
            <text:p>17533,6060783168</text:p>
          </table:table-cell>
          <table:table-cell table:formula="of:=[.$B$37]/(([.$B$38]+[.J$2])*([.$B30]+1))" office:value-type="float" office:value="17459.6246180707" calcext:value-type="float">
            <text:p>17459,6246180707</text:p>
          </table:table-cell>
          <table:table-cell table:formula="of:=[.$B$37]/(([.$B$38]+[.K$2])*([.$B30]+1))" office:value-type="float" office:value="17386.2648507679" calcext:value-type="float">
            <text:p>17386,2648507679</text:p>
          </table:table-cell>
          <table:table-cell table:formula="of:=[.$B$37]/(([.$B$38]+[.L$2])*([.$B30]+1))" office:value-type="float" office:value="17313.5189727312" calcext:value-type="float">
            <text:p>17313,5189727312</text:p>
          </table:table-cell>
          <table:table-cell table:formula="of:=[.$B$37]/(([.$B$38]+[.M$2])*([.$B30]+1))" office:value-type="float" office:value="17241.3793103448" calcext:value-type="float">
            <text:p>17241,3793103448</text:p>
          </table:table-cell>
          <table:table-cell table:formula="of:=[.$B$37]/(([.$B$38]+[.N$2])*([.$B30]+1))" office:value-type="float" office:value="17169.8383173558" calcext:value-type="float">
            <text:p>17169,8383173558</text:p>
          </table:table-cell>
          <table:table-cell table:formula="of:=[.$B$37]/(([.$B$38]+[.O$2])*([.$B30]+1))" office:value-type="float" office:value="17098.8885722428" calcext:value-type="float">
            <text:p>17098,8885722428</text:p>
          </table:table-cell>
          <table:table-cell table:formula="of:=[.$B$37]/(([.$B$38]+[.P$2])*([.$B30]+1))" office:value-type="float" office:value="17028.5227756492" calcext:value-type="float">
            <text:p>17028,5227756492</text:p>
          </table:table-cell>
          <table:table-cell table:formula="of:=[.$B$37]/(([.$B$38]+[.Q$2])*([.$B30]+1))" office:value-type="float" office:value="16958.7337478802" calcext:value-type="float">
            <text:p>16958,7337478802</text:p>
          </table:table-cell>
          <table:table-cell table:formula="of:=[.$B$37]/(([.$B$38]+[.R$2])*([.$B30]+1))" office:value-type="float" office:value="16889.5144264602" calcext:value-type="float">
            <text:p>16889,5144264602</text:p>
          </table:table-cell>
          <table:table-cell table:number-columns-repeated="1007"/>
        </table:table-row>
        <table:table-row table:style-name="ro2">
          <table:table-cell/>
          <table:table-cell table:formula="of:=[.$B30]+1" office:value-type="float" office:value="29" calcext:value-type="float">
            <text:p>29</text:p>
          </table:table-cell>
          <table:table-cell table:formula="of:=[.$B$37]/(([.$B$38]+[.C$2])*([.$B31]+1))" office:value-type="float" office:value="17391.3043478261" calcext:value-type="float">
            <text:p>17391,3043478261</text:p>
          </table:table-cell>
          <table:table-cell table:formula="of:=[.$B$37]/(([.$B$38]+[.D$2])*([.$B31]+1))" office:value-type="float" office:value="17316.0173160173" calcext:value-type="float">
            <text:p>17316,0173160173</text:p>
          </table:table-cell>
          <table:table-cell table:formula="of:=[.$B$37]/(([.$B$38]+[.E$2])*([.$B31]+1))" office:value-type="float" office:value="17241.3793103448" calcext:value-type="float">
            <text:p>17241,3793103448</text:p>
          </table:table-cell>
          <table:table-cell table:formula="of:=[.$B$37]/(([.$B$38]+[.F$2])*([.$B31]+1))" office:value-type="float" office:value="17167.3819742489" calcext:value-type="float">
            <text:p>17167,3819742489</text:p>
          </table:table-cell>
          <table:table-cell table:formula="of:=[.$B$37]/(([.$B$38]+[.G$2])*([.$B31]+1))" office:value-type="float" office:value="17094.0170940171" calcext:value-type="float">
            <text:p>17094,0170940171</text:p>
          </table:table-cell>
          <table:table-cell table:formula="of:=[.$B$37]/(([.$B$38]+[.H$2])*([.$B31]+1))" office:value-type="float" office:value="17021.2765957447" calcext:value-type="float">
            <text:p>17021,2765957447</text:p>
          </table:table-cell>
          <table:table-cell table:formula="of:=[.$B$37]/(([.$B$38]+[.I$2])*([.$B31]+1))" office:value-type="float" office:value="16949.1525423729" calcext:value-type="float">
            <text:p>16949,1525423729</text:p>
          </table:table-cell>
          <table:table-cell table:formula="of:=[.$B$37]/(([.$B$38]+[.J$2])*([.$B31]+1))" office:value-type="float" office:value="16877.6371308017" calcext:value-type="float">
            <text:p>16877,6371308017</text:p>
          </table:table-cell>
          <table:table-cell table:formula="of:=[.$B$37]/(([.$B$38]+[.K$2])*([.$B31]+1))" office:value-type="float" office:value="16806.7226890756" calcext:value-type="float">
            <text:p>16806,7226890756</text:p>
          </table:table-cell>
          <table:table-cell table:formula="of:=[.$B$37]/(([.$B$38]+[.L$2])*([.$B31]+1))" office:value-type="float" office:value="16736.4016736402" calcext:value-type="float">
            <text:p>16736,4016736402</text:p>
          </table:table-cell>
          <table:table-cell table:formula="of:=[.$B$37]/(([.$B$38]+[.M$2])*([.$B31]+1))" office:value-type="float" office:value="16666.6666666667" calcext:value-type="float">
            <text:p>16666,6666666667</text:p>
          </table:table-cell>
          <table:table-cell table:formula="of:=[.$B$37]/(([.$B$38]+[.N$2])*([.$B31]+1))" office:value-type="float" office:value="16597.510373444" calcext:value-type="float">
            <text:p>16597,510373444</text:p>
          </table:table-cell>
          <table:table-cell table:formula="of:=[.$B$37]/(([.$B$38]+[.O$2])*([.$B31]+1))" office:value-type="float" office:value="16528.9256198347" calcext:value-type="float">
            <text:p>16528,9256198347</text:p>
          </table:table-cell>
          <table:table-cell table:formula="of:=[.$B$37]/(([.$B$38]+[.P$2])*([.$B31]+1))" office:value-type="float" office:value="16460.9053497942" calcext:value-type="float">
            <text:p>16460,9053497942</text:p>
          </table:table-cell>
          <table:table-cell table:formula="of:=[.$B$37]/(([.$B$38]+[.Q$2])*([.$B31]+1))" office:value-type="float" office:value="16393.4426229508" calcext:value-type="float">
            <text:p>16393,4426229508</text:p>
          </table:table-cell>
          <table:table-cell table:formula="of:=[.$B$37]/(([.$B$38]+[.R$2])*([.$B31]+1))" office:value-type="float" office:value="16326.5306122449" calcext:value-type="float">
            <text:p>16326,5306122449</text:p>
          </table:table-cell>
          <table:table-cell table:number-columns-repeated="1007"/>
        </table:table-row>
        <table:table-row table:style-name="ro2">
          <table:table-cell/>
          <table:table-cell table:formula="of:=[.$B31]+1" office:value-type="float" office:value="30" calcext:value-type="float">
            <text:p>30</text:p>
          </table:table-cell>
          <table:table-cell table:formula="of:=[.$B$37]/(([.$B$38]+[.C$2])*([.$B32]+1))" office:value-type="float" office:value="16830.2945301543" calcext:value-type="float">
            <text:p>16830,2945301543</text:p>
          </table:table-cell>
          <table:table-cell table:formula="of:=[.$B$37]/(([.$B$38]+[.D$2])*([.$B32]+1))" office:value-type="float" office:value="16757.4361122748" calcext:value-type="float">
            <text:p>16757,4361122748</text:p>
          </table:table-cell>
          <table:table-cell table:formula="of:=[.$B$37]/(([.$B$38]+[.E$2])*([.$B32]+1))" office:value-type="float" office:value="16685.2057842047" calcext:value-type="float">
            <text:p>16685,2057842047</text:p>
          </table:table-cell>
          <table:table-cell table:formula="of:=[.$B$37]/(([.$B$38]+[.F$2])*([.$B32]+1))" office:value-type="float" office:value="16613.5954589506" calcext:value-type="float">
            <text:p>16613,5954589506</text:p>
          </table:table-cell>
          <table:table-cell table:formula="of:=[.$B$37]/(([.$B$38]+[.G$2])*([.$B32]+1))" office:value-type="float" office:value="16542.5971877585" calcext:value-type="float">
            <text:p>16542,5971877585</text:p>
          </table:table-cell>
          <table:table-cell table:formula="of:=[.$B$37]/(([.$B$38]+[.H$2])*([.$B32]+1))" office:value-type="float" office:value="16472.2031571723" calcext:value-type="float">
            <text:p>16472,2031571723</text:p>
          </table:table-cell>
          <table:table-cell table:formula="of:=[.$B$37]/(([.$B$38]+[.I$2])*([.$B32]+1))" office:value-type="float" office:value="16402.4056861673" calcext:value-type="float">
            <text:p>16402,4056861673</text:p>
          </table:table-cell>
          <table:table-cell table:formula="of:=[.$B$37]/(([.$B$38]+[.J$2])*([.$B32]+1))" office:value-type="float" office:value="16333.1972233565" calcext:value-type="float">
            <text:p>16333,1972233565</text:p>
          </table:table-cell>
          <table:table-cell table:formula="of:=[.$B$37]/(([.$B$38]+[.K$2])*([.$B32]+1))" office:value-type="float" office:value="16264.5703442667" calcext:value-type="float">
            <text:p>16264,5703442667</text:p>
          </table:table-cell>
          <table:table-cell table:formula="of:=[.$B$37]/(([.$B$38]+[.L$2])*([.$B32]+1))" office:value-type="float" office:value="16196.517748684" calcext:value-type="float">
            <text:p>16196,517748684</text:p>
          </table:table-cell>
          <table:table-cell table:formula="of:=[.$B$37]/(([.$B$38]+[.M$2])*([.$B32]+1))" office:value-type="float" office:value="16129.0322580645" calcext:value-type="float">
            <text:p>16129,0322580645</text:p>
          </table:table-cell>
          <table:table-cell table:formula="of:=[.$B$37]/(([.$B$38]+[.N$2])*([.$B32]+1))" office:value-type="float" office:value="16062.1068130103" calcext:value-type="float">
            <text:p>16062,1068130103</text:p>
          </table:table-cell>
          <table:table-cell table:formula="of:=[.$B$37]/(([.$B$38]+[.O$2])*([.$B32]+1))" office:value-type="float" office:value="15995.7344708078" calcext:value-type="float">
            <text:p>15995,7344708078</text:p>
          </table:table-cell>
          <table:table-cell table:formula="of:=[.$B$37]/(([.$B$38]+[.P$2])*([.$B32]+1))" office:value-type="float" office:value="15929.9084030267" calcext:value-type="float">
            <text:p>15929,9084030267</text:p>
          </table:table-cell>
          <table:table-cell table:formula="of:=[.$B$37]/(([.$B$38]+[.Q$2])*([.$B32]+1))" office:value-type="float" office:value="15864.6218931782" calcext:value-type="float">
            <text:p>15864,6218931782</text:p>
          </table:table-cell>
          <table:table-cell table:formula="of:=[.$B$37]/(([.$B$38]+[.R$2])*([.$B32]+1))" office:value-type="float" office:value="15799.8683344305" calcext:value-type="float">
            <text:p>15799,8683344305</text:p>
          </table:table-cell>
          <table:table-cell table:number-columns-repeated="1007"/>
        </table:table-row>
        <table:table-row table:style-name="ro2">
          <table:table-cell/>
          <table:table-cell table:formula="of:=[.$B32]+1" office:value-type="float" office:value="31" calcext:value-type="float">
            <text:p>31</text:p>
          </table:table-cell>
          <table:table-cell table:formula="of:=[.$B$37]/(([.$B$38]+[.C$2])*([.$B33]+1))" office:value-type="float" office:value="16304.347826087" calcext:value-type="float">
            <text:p>16304,347826087</text:p>
          </table:table-cell>
          <table:table-cell table:formula="of:=[.$B$37]/(([.$B$38]+[.D$2])*([.$B33]+1))" office:value-type="float" office:value="16233.7662337662" calcext:value-type="float">
            <text:p>16233,7662337662</text:p>
          </table:table-cell>
          <table:table-cell table:formula="of:=[.$B$37]/(([.$B$38]+[.E$2])*([.$B33]+1))" office:value-type="float" office:value="16163.7931034483" calcext:value-type="float">
            <text:p>16163,7931034483</text:p>
          </table:table-cell>
          <table:table-cell table:formula="of:=[.$B$37]/(([.$B$38]+[.F$2])*([.$B33]+1))" office:value-type="float" office:value="16094.4206008584" calcext:value-type="float">
            <text:p>16094,4206008584</text:p>
          </table:table-cell>
          <table:table-cell table:formula="of:=[.$B$37]/(([.$B$38]+[.G$2])*([.$B33]+1))" office:value-type="float" office:value="16025.641025641" calcext:value-type="float">
            <text:p>16025,641025641</text:p>
          </table:table-cell>
          <table:table-cell table:formula="of:=[.$B$37]/(([.$B$38]+[.H$2])*([.$B33]+1))" office:value-type="float" office:value="15957.4468085106" calcext:value-type="float">
            <text:p>15957,4468085106</text:p>
          </table:table-cell>
          <table:table-cell table:formula="of:=[.$B$37]/(([.$B$38]+[.I$2])*([.$B33]+1))" office:value-type="float" office:value="15889.8305084746" calcext:value-type="float">
            <text:p>15889,8305084746</text:p>
          </table:table-cell>
          <table:table-cell table:formula="of:=[.$B$37]/(([.$B$38]+[.J$2])*([.$B33]+1))" office:value-type="float" office:value="15822.7848101266" calcext:value-type="float">
            <text:p>15822,7848101266</text:p>
          </table:table-cell>
          <table:table-cell table:formula="of:=[.$B$37]/(([.$B$38]+[.K$2])*([.$B33]+1))" office:value-type="float" office:value="15756.3025210084" calcext:value-type="float">
            <text:p>15756,3025210084</text:p>
          </table:table-cell>
          <table:table-cell table:formula="of:=[.$B$37]/(([.$B$38]+[.L$2])*([.$B33]+1))" office:value-type="float" office:value="15690.3765690377" calcext:value-type="float">
            <text:p>15690,3765690377</text:p>
          </table:table-cell>
          <table:table-cell table:formula="of:=[.$B$37]/(([.$B$38]+[.M$2])*([.$B33]+1))" office:value-type="float" office:value="15625" calcext:value-type="float">
            <text:p>15625</text:p>
          </table:table-cell>
          <table:table-cell table:formula="of:=[.$B$37]/(([.$B$38]+[.N$2])*([.$B33]+1))" office:value-type="float" office:value="15560.1659751037" calcext:value-type="float">
            <text:p>15560,1659751037</text:p>
          </table:table-cell>
          <table:table-cell table:formula="of:=[.$B$37]/(([.$B$38]+[.O$2])*([.$B33]+1))" office:value-type="float" office:value="15495.867768595" calcext:value-type="float">
            <text:p>15495,867768595</text:p>
          </table:table-cell>
          <table:table-cell table:formula="of:=[.$B$37]/(([.$B$38]+[.P$2])*([.$B33]+1))" office:value-type="float" office:value="15432.0987654321" calcext:value-type="float">
            <text:p>15432,0987654321</text:p>
          </table:table-cell>
          <table:table-cell table:formula="of:=[.$B$37]/(([.$B$38]+[.Q$2])*([.$B33]+1))" office:value-type="float" office:value="15368.8524590164" calcext:value-type="float">
            <text:p>15368,8524590164</text:p>
          </table:table-cell>
          <table:table-cell table:formula="of:=[.$B$37]/(([.$B$38]+[.R$2])*([.$B33]+1))" office:value-type="float" office:value="15306.1224489796" calcext:value-type="float">
            <text:p>15306,1224489796</text:p>
          </table:table-cell>
          <table:table-cell table:number-columns-repeated="1007"/>
        </table:table-row>
        <table:table-row table:style-name="ro2">
          <table:table-cell/>
          <table:table-cell table:formula="of:=[.$B33]+1" office:value-type="float" office:value="32" calcext:value-type="float">
            <text:p>32</text:p>
          </table:table-cell>
          <table:table-cell table:formula="of:=[.$B$37]/(([.$B$38]+[.C$2])*([.$B34]+1))" office:value-type="float" office:value="15810.2766798419" calcext:value-type="float">
            <text:p>15810,2766798419</text:p>
          </table:table-cell>
          <table:table-cell table:formula="of:=[.$B$37]/(([.$B$38]+[.D$2])*([.$B34]+1))" office:value-type="float" office:value="15741.8339236521" calcext:value-type="float">
            <text:p>15741,8339236521</text:p>
          </table:table-cell>
          <table:table-cell table:formula="of:=[.$B$37]/(([.$B$38]+[.E$2])*([.$B34]+1))" office:value-type="float" office:value="15673.9811912226" calcext:value-type="float">
            <text:p>15673,9811912226</text:p>
          </table:table-cell>
          <table:table-cell table:formula="of:=[.$B$37]/(([.$B$38]+[.F$2])*([.$B34]+1))" office:value-type="float" office:value="15606.7108856808" calcext:value-type="float">
            <text:p>15606,7108856808</text:p>
          </table:table-cell>
          <table:table-cell table:formula="of:=[.$B$37]/(([.$B$38]+[.G$2])*([.$B34]+1))" office:value-type="float" office:value="15540.0155400155" calcext:value-type="float">
            <text:p>15540,0155400155</text:p>
          </table:table-cell>
          <table:table-cell table:formula="of:=[.$B$37]/(([.$B$38]+[.H$2])*([.$B34]+1))" office:value-type="float" office:value="15473.8878143133" calcext:value-type="float">
            <text:p>15473,8878143133</text:p>
          </table:table-cell>
          <table:table-cell table:formula="of:=[.$B$37]/(([.$B$38]+[.I$2])*([.$B34]+1))" office:value-type="float" office:value="15408.3204930663" calcext:value-type="float">
            <text:p>15408,3204930663</text:p>
          </table:table-cell>
          <table:table-cell table:formula="of:=[.$B$37]/(([.$B$38]+[.J$2])*([.$B34]+1))" office:value-type="float" office:value="15343.306482547" calcext:value-type="float">
            <text:p>15343,306482547</text:p>
          </table:table-cell>
          <table:table-cell table:formula="of:=[.$B$37]/(([.$B$38]+[.K$2])*([.$B34]+1))" office:value-type="float" office:value="15278.8388082506" calcext:value-type="float">
            <text:p>15278,8388082506</text:p>
          </table:table-cell>
          <table:table-cell table:formula="of:=[.$B$37]/(([.$B$38]+[.L$2])*([.$B34]+1))" office:value-type="float" office:value="15214.9106124002" calcext:value-type="float">
            <text:p>15214,9106124002</text:p>
          </table:table-cell>
          <table:table-cell table:formula="of:=[.$B$37]/(([.$B$38]+[.M$2])*([.$B34]+1))" office:value-type="float" office:value="15151.5151515152" calcext:value-type="float">
            <text:p>15151,5151515152</text:p>
          </table:table-cell>
          <table:table-cell table:formula="of:=[.$B$37]/(([.$B$38]+[.N$2])*([.$B34]+1))" office:value-type="float" office:value="15088.64579404" calcext:value-type="float">
            <text:p>15088,64579404</text:p>
          </table:table-cell>
          <table:table-cell table:formula="of:=[.$B$37]/(([.$B$38]+[.O$2])*([.$B34]+1))" office:value-type="float" office:value="15026.2960180316" calcext:value-type="float">
            <text:p>15026,2960180316</text:p>
          </table:table-cell>
          <table:table-cell table:formula="of:=[.$B$37]/(([.$B$38]+[.P$2])*([.$B34]+1))" office:value-type="float" office:value="14964.4594089039" calcext:value-type="float">
            <text:p>14964,4594089039</text:p>
          </table:table-cell>
          <table:table-cell table:formula="of:=[.$B$37]/(([.$B$38]+[.Q$2])*([.$B34]+1))" office:value-type="float" office:value="14903.129657228" calcext:value-type="float">
            <text:p>14903,129657228</text:p>
          </table:table-cell>
          <table:table-cell table:formula="of:=[.$B$37]/(([.$B$38]+[.R$2])*([.$B34]+1))" office:value-type="float" office:value="14842.3005565863" calcext:value-type="float">
            <text:p>14842,3005565863</text:p>
          </table:table-cell>
          <table:table-cell table:number-columns-repeated="1007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office:value-type="float" office:value="120000000" calcext:value-type="float">
            <text:p>120000000</text:p>
          </table:table-cell>
          <table:table-cell table:style-name="ce1" office:value-type="string" calcext:value-type="string">
            <text:p>system clock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Time constant</text:p>
          </table:table-cell>
          <table:table-cell table:style-name="ce1" office:value-type="string" calcext:value-type="string">
            <text:p>(minus wait states)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12:16:12.1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abrice GUILHAUME</meta:initial-creator>
    <meta:creation-date>2013-09-01T15:46:53.83</meta:creation-date>
    <dc:date>2024-02-06T13:10:04.089000000</dc:date>
    <meta:editing-duration>PT15H21M38S</meta:editing-duration>
    <meta:editing-cycles>26</meta:editing-cycles>
    <meta:generator>LibreOffice/7.6.0.3$Windows_X86_64 LibreOffice_project/69edd8b8ebc41d00b4de3915dc82f8f0fc3b6265</meta:generator>
    <meta:document-statistic meta:table-count="1" meta:cell-count="567" meta:object-count="0"/>
  </office:meta>
</office:document-meta>
</file>